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fo:color="#000000"/>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fo:color="#000000"/>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fo:color="#000000"/>
    </style:style>
    <style:style style:name="T23" style:family="text">
      <style:text-properties fo:font-size="11.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fo:color="#000000"/>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fo:color="#000000"/>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fo:color="#000000"/>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fo:color="#000000"/>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fo:color="#000000"/>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fo:color="#000000"/>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fo:color="#000000"/>
    </style:style>
    <style:style style:name="T54" style:family="text">
      <style:text-properties fo:font-size="12.00pt" fo:font-weight="normal" fo:font-family="'Times New Roman'" style:font-family-asian="'Times New Roman'" style:font-family-complex="'Times New Roman'" fo:background-color="transparent" style:use-window-font-color="true"/>
    </style:style>
    <style:style style:name="T55" style:family="text">
      <style:text-properties fo:font-size="11.00pt" fo:font-weight="normal" fo:font-family="Calibri" style:font-family-asian="Calibri" style:font-family-complex="Calibri" fo:background-color="transparent" fo:color="#000000"/>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fo:color="#000000"/>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fo:color="#000000"/>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fo:color="#000000"/>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fo:color="#000000"/>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fo:color="#000000"/>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fo:color="#000000"/>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fo:color="#000000"/>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fo:color="#000000"/>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normal" fo:font-family="Calibri" style:font-family-asian="Calibri" style:font-family-complex="Calibri" fo:background-color="transparent" fo:color="#000000"/>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fo:color="#000000"/>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00.00%" fo:text-align="left"/>
    </style:style>
    <style:style style:name="P4" style:family="paragraph">
      <style:paragraph-properties fo:line-height="100.00%" fo:text-align="left" fo:margin-bottom="8.00pt"/>
    </style:style>
    <style:style style:name="P5" style:family="paragraph">
      <style:paragraph-properties fo:line-height="100.00%" fo:text-align="left"/>
    </style:style>
    <style:style style:name="P6" style:family="paragraph">
      <style:paragraph-properties fo:line-height="100.00%" fo:text-align="left" fo:margin-bottom="8.00pt"/>
    </style:style>
    <style:style style:name="P7" style:family="paragraph">
      <style:paragraph-properties fo:line-height="100.00%" fo:text-align="left" fo:margin-bottom="12.00pt"/>
    </style:style>
    <style:style style:name="P8" style:family="paragraph">
      <style:paragraph-properties fo:line-height="100.00%" fo:text-align="left" fo:margin-bottom="8.00pt"/>
    </style:style>
    <style:style style:name="P9" style:family="paragraph">
      <style:paragraph-properties fo:line-height="100.00%" fo:text-align="left" fo:margin-bottom="12.00pt"/>
    </style:style>
    <style:style style:name="P10" style:family="paragraph">
      <style:paragraph-properties fo:line-height="100.00%" fo:text-align="left" fo:margin-bottom="8.00pt"/>
    </style:style>
    <style:style style:name="P11" style:family="paragraph">
      <style:paragraph-properties fo:line-height="100.00%" fo:text-align="left" fo:margin-bottom="12.00pt"/>
    </style:style>
    <style:style style:name="P12" style:family="paragraph">
      <style:paragraph-properties fo:line-height="100.00%" fo:text-align="left" fo:margin-bottom="8.00pt"/>
    </style:style>
    <style:style style:name="P13" style:family="paragraph">
      <style:paragraph-properties fo:line-height="100.00%" fo:text-align="left" fo:margin-bottom="12.00pt"/>
    </style:style>
    <style:style style:name="P14" style:family="paragraph">
      <style:paragraph-properties fo:line-height="100.00%" fo:text-align="left" fo:margin-bottom="8.00pt"/>
    </style:style>
    <style:style style:name="P15" style:family="paragraph">
      <style:paragraph-properties fo:line-height="100.00%" fo:text-align="left" fo:margin-bottom="12.00pt"/>
    </style:style>
    <style:style style:name="P16" style:family="paragraph">
      <style:paragraph-properties fo:line-height="100.00%" fo:text-align="left" fo:margin-bottom="8.00pt"/>
    </style:style>
    <style:style style:name="P17" style:family="paragraph">
      <style:paragraph-properties fo:line-height="100.00%" fo:text-align="left" fo:margin-bottom="12.00pt"/>
    </style:style>
    <style:style style:name="P18" style:family="paragraph">
      <style:paragraph-properties fo:line-height="100.00%" fo:text-align="left" fo:margin-bottom="8.00pt"/>
    </style:style>
    <style:style style:name="P19" style:family="paragraph">
      <style:paragraph-properties fo:line-height="100.00%" fo:text-align="left"/>
    </style:style>
    <style:style style:name="P20" style:family="paragraph">
      <style:paragraph-properties fo:line-height="100.00%" fo:text-align="left" fo:margin-bottom="8.00pt"/>
    </style:style>
    <style:style style:name="P21" style:family="paragraph">
      <style:paragraph-properties fo:line-height="115.00%" fo:text-align="left" fo:margin-bottom="10.00pt"/>
    </style:style>
    <style:style style:name="P22" style:family="paragraph">
      <style:paragraph-properties fo:line-height="100.00%" fo:text-align="left" fo:margin-top="5.00pt" fo:margin-bottom="5.00pt"/>
    </style:style>
    <style:style style:name="P23" style:family="paragraph">
      <style:paragraph-properties fo:line-height="100.00%" fo:text-align="left" fo:margin-bottom="8.00pt"/>
    </style:style>
    <style:style style:name="P24" style:family="paragraph">
      <style:paragraph-properties fo:line-height="100.00%" fo:text-align="left"/>
    </style:style>
    <style:style style:name="P25" style:family="paragraph">
      <style:paragraph-properties fo:line-height="100.00%" fo:text-align="left" fo:margin-bottom="8.00pt"/>
    </style:style>
    <style:style style:name="P26" style:family="paragraph">
      <style:paragraph-properties fo:line-height="100.00%" fo:text-align="left"/>
    </style:style>
    <style:style style:name="P27" style:family="paragraph">
      <style:paragraph-properties fo:line-height="100.00%" fo:text-align="left" fo:margin-bottom="8.00pt"/>
    </style:style>
    <style:style style:name="P28" style:family="paragraph">
      <style:paragraph-properties fo:line-height="100.00%" fo:text-align="left"/>
    </style:style>
    <style:style style:name="P29" style:family="paragraph">
      <style:paragraph-properties fo:line-height="100.00%" fo:text-align="left" fo:margin-bottom="8.00pt"/>
    </style:style>
    <style:style style:name="P30" style:family="paragraph">
      <style:paragraph-properties fo:line-height="100.00%" fo:text-align="left"/>
    </style:style>
    <style:style style:name="P31" style:family="paragraph">
      <style:paragraph-properties fo:line-height="100.00%" fo:text-align="left" fo:margin-bottom="8.00pt"/>
    </style:style>
    <style:style style:name="P32" style:family="paragraph">
      <style:paragraph-properties fo:line-height="100.00%" fo:text-align="left"/>
    </style:style>
    <style:style style:name="P33" style:family="paragraph">
      <style:paragraph-properties fo:line-height="100.00%" fo:text-align="left" fo:margin-bottom="8.00pt"/>
    </style:style>
    <style:style style:name="P34" style:family="paragraph">
      <style:paragraph-properties fo:line-height="100.00%" fo:text-align="left"/>
    </style:style>
    <style:style style:name="P35" style:family="paragraph">
      <style:paragraph-properties fo:line-height="100.00%" fo:text-align="left" fo:margin-bottom="8.00pt"/>
    </style:style>
    <style:style style:name="P36" style:family="paragraph">
      <style:paragraph-properties fo:line-height="100.00%" fo:text-align="left"/>
    </style:style>
    <style:style style:name="P37" style:family="paragraph">
      <style:paragraph-properties fo:line-height="100.00%" fo:text-align="left" fo:margin-bottom="8.00pt"/>
    </style:style>
    <style:style style:name="P38" style:family="paragraph">
      <style:paragraph-properties fo:line-height="100.00%" fo:text-align="left"/>
    </style:style>
    <style:style style:name="P39" style:family="paragraph">
      <style:paragraph-properties fo:line-height="100.00%" fo:text-align="left" fo:margin-bottom="8.00pt"/>
    </style:style>
    <style:style style:name="P40" style:family="paragraph">
      <style:paragraph-properties fo:line-height="100.00%" fo:text-align="left"/>
    </style:style>
    <style:style style:name="P41" style:family="paragraph">
      <style:paragraph-properties fo:line-height="100.00%" fo:text-align="left" fo:margin-bottom="8.00pt"/>
    </style:style>
    <style:style style:name="P42" style:family="paragraph">
      <style:paragraph-properties fo:line-height="100.00%" fo:text-align="left"/>
    </style:style>
    <style:style style:name="P43" style:family="paragraph">
      <style:paragraph-properties fo:line-height="100.00%" fo:text-align="left" fo:margin-bottom="8.00pt"/>
    </style:style>
    <style:style style:name="P44" style:family="paragraph">
      <style:paragraph-properties fo:line-height="100.00%" fo:text-align="left"/>
    </style:style>
    <style:style style:name="P45" style:family="paragraph">
      <style:paragraph-properties fo:line-height="100.00%" fo:text-align="left" fo:margin-bottom="8.00pt"/>
    </style:style>
    <style:style style:name="P46" style:family="paragraph">
      <style:paragraph-properties fo:line-height="100.00%" fo:text-align="left"/>
    </style:style>
    <style:style style:name="P47" style:family="paragraph">
      <style:paragraph-properties fo:line-height="100.00%" fo:text-align="left" fo:margin-bottom="8.00pt"/>
    </style:style>
    <style:style style:name="P48" style:family="paragraph">
      <style:paragraph-properties fo:line-height="100.00%" fo:text-align="left"/>
    </style:style>
    <style:style style:name="P49" style:family="paragraph">
      <style:paragraph-properties fo:line-height="100.00%" fo:text-align="left" fo:margin-bottom="8.00pt"/>
    </style:style>
    <style:style style:name="P50" style:family="paragraph">
      <style:paragraph-properties fo:line-height="100.00%" fo:text-align="left" fo:margin-bottom="12.00pt"/>
    </style:style>
    <style:style style:name="P51" style:family="paragraph">
      <style:paragraph-properties fo:line-height="100.00%" fo:text-align="left" fo:margin-bottom="8.00pt"/>
    </style:style>
    <style:style style:name="P52" style:family="paragraph">
      <style:paragraph-properties fo:line-height="100.00%" fo:text-align="left" fo:margin-bottom="12.00pt"/>
    </style:style>
    <style:style style:name="P53" style:family="paragraph">
      <style:paragraph-properties fo:line-height="100.00%" fo:text-align="left" fo:margin-bottom="8.00pt"/>
    </style:style>
    <style:style style:name="P54" style:family="paragraph">
      <style:paragraph-properties fo:line-height="100.00%" fo:text-align="left" fo:margin-bottom="12.00pt"/>
    </style:style>
    <style:style style:name="P55" style:family="paragraph">
      <style:paragraph-properties fo:line-height="100.00%" fo:text-align="left" fo:margin-bottom="8.00pt"/>
    </style:style>
    <style:style style:name="P56" style:family="paragraph">
      <style:paragraph-properties fo:line-height="100.00%" fo:text-align="left" fo:margin-bottom="12.00pt"/>
    </style:style>
    <style:style style:name="P57" style:family="paragraph">
      <style:paragraph-properties fo:line-height="100.00%" fo:text-align="left" fo:margin-bottom="8.00pt"/>
    </style:style>
    <style:style style:name="P58" style:family="paragraph">
      <style:paragraph-properties fo:line-height="100.00%" fo:text-align="left" fo:margin-bottom="12.00pt"/>
    </style:style>
    <style:style style:name="P59" style:family="paragraph">
      <style:paragraph-properties fo:line-height="100.00%" fo:text-align="left" fo:margin-bottom="8.00pt"/>
    </style:style>
    <style:style style:name="P60" style:family="paragraph">
      <style:paragraph-properties fo:line-height="100.00%" fo:text-align="left" fo:margin-bottom="12.00pt"/>
    </style:style>
    <style:style style:name="P61" style:family="paragraph">
      <style:paragraph-properties fo:line-height="100.00%" fo:text-align="left" fo:margin-bottom="8.00pt"/>
    </style:style>
    <style:style style:name="P62" style:family="paragraph">
      <style:paragraph-properties fo:line-height="100.00%" fo:text-align="left"/>
    </style:style>
    <style:style style:name="P63" style:family="paragraph">
      <style:paragraph-properties fo:line-height="100.00%" fo:text-align="left" fo:margin-bottom="8.00pt"/>
    </style:style>
    <style:style style:name="P64" style:family="paragraph">
      <style:paragraph-properties fo:line-height="100.00%" fo:text-align="left"/>
    </style:style>
    <style:style style:name="P65" style:family="paragraph">
      <style:paragraph-properties fo:line-height="100.00%" fo:text-align="left" fo:margin-bottom="8.00pt"/>
    </style:style>
    <style:style style:name="P66" style:family="paragraph">
      <style:paragraph-properties fo:line-height="100.00%" fo:text-align="left"/>
    </style:style>
    <style:style style:name="P67" style:family="paragraph">
      <style:paragraph-properties fo:line-height="100.00%" fo:text-align="left" fo:margin-bottom="8.00pt"/>
    </style:style>
    <style:style style:name="P68" style:family="paragraph">
      <style:paragraph-properties fo:line-height="100.00%" fo:text-align="left"/>
    </style:style>
    <style:style style:name="P69" style:family="paragraph">
      <style:paragraph-properties fo:line-height="100.00%" fo:text-align="left" fo:margin-bottom="8.00pt"/>
    </style:style>
    <style:style style:name="P70" style:family="paragraph">
      <style:paragraph-properties fo:line-height="100.00%" fo:text-align="left"/>
    </style:style>
    <style:style style:name="P71" style:family="paragraph">
      <style:paragraph-properties fo:line-height="100.00%" fo:text-align="left" fo:margin-bottom="8.00pt"/>
    </style:style>
    <style:style style:name="P72" style:family="paragraph">
      <style:paragraph-properties fo:line-height="100.00%" fo:text-align="left"/>
    </style:style>
    <style:style style:name="P73" style:family="paragraph">
      <style:paragraph-properties fo:line-height="100.00%" fo:text-align="left" fo:margin-bottom="8.00pt"/>
    </style:style>
    <style:style style:name="P74" style:family="paragraph">
      <style:paragraph-properties fo:line-height="100.00%" fo:text-align="left"/>
    </style:style>
    <style:style style:name="P75" style:family="paragraph">
      <style:paragraph-properties fo:line-height="100.00%" fo:text-align="left" fo:margin-bottom="8.00pt"/>
    </style:style>
    <style:style style:name="P76" style:family="paragraph">
      <style:paragraph-properties fo:line-height="100.00%" fo:text-align="left"/>
    </style:style>
    <style:style style:name="P77" style:family="paragraph">
      <style:paragraph-properties fo:line-height="115.00%" fo:text-align="left" fo:margin-bottom="10.00pt"/>
    </style:style>
  </office:automatic-styles>
  <office:body>
    <office:text>
      <text:p text:style-name="P1"><text:span text:style-name="T1">Problem No: 1</text:span></text:p>
      <text:p text:style-name="P1"><text:span text:style-name="T1">Problem Name:<text:s/></text:span><text:span text:style-name="T2">Like Uber, CNG owners want to develop a software which can communicate with customer and driver. A customer needs to say his/her destination and nearer CNG driver will get message from the Uber company with name and mobile number of the customer. The driver can make a direct call and if the customer confirms the ride then driver will come to spot and carry the passenger. As a student of CSE, write OOP code for the project. You need to pass message from one end to another end to make communications.</text:span></text:p>
      <text:p text:style-name="P1"><text:span text:style-name="T2">Source Code:</text:span></text:p>
      <text:p text:style-name="P1"><text:span text:style-name="T3">#include&lt;bits/stdc++.h&gt;</text:span></text:p>
      <text:p text:style-name="P1"><text:span text:style-name="T3">using namespace std;</text:span></text:p>
      <text:p text:style-name="P1"><text:span text:style-name="T3">class Driver;</text:span></text:p>
      <text:p text:style-name="P1"><text:span text:style-name="T3">class Customer;</text:span></text:p>
      <text:p text:style-name="P1"><text:span text:style-name="T3">class Person{</text:span></text:p>
      <text:p text:style-name="P1"><text:span text:style-name="T3">protected:</text:span></text:p>
      <text:p text:style-name="P1"><text:span text:style-name="T3"><text:s text:c="4"/>string Name;</text:span></text:p>
      <text:p text:style-name="P1"><text:span text:style-name="T3"><text:s text:c="4"/>int National_id;</text:span></text:p>
      <text:p text:style-name="P1"><text:span text:style-name="T3">public:</text:span></text:p>
      <text:p text:style-name="P1"><text:span text:style-name="T3"><text:s text:c="4"/>Person(){}</text:span></text:p>
      <text:p text:style-name="P1"><text:span text:style-name="T3"><text:s text:c="4"/>Person(string n,int ni){</text:span></text:p>
      <text:p text:style-name="P1"><text:span text:style-name="T3"><text:s text:c="8"/>Name=n;</text:span></text:p>
      <text:p text:style-name="P1"><text:span text:style-name="T3"><text:s text:c="8"/>National_id=ni;}};</text:span></text:p>
      <text:p text:style-name="P1"><text:span text:style-name="T3">class Driver: public Person{</text:span></text:p>
      <text:p text:style-name="P1"><text:span text:style-name="T3"><text:s text:c="4"/>int mobile_number;</text:span></text:p>
      <text:p text:style-name="P1"><text:span text:style-name="T3"><text:s text:c="4"/>string current_location;</text:span></text:p>
      <text:p text:style-name="P1"><text:span text:style-name="T3">public:</text:span></text:p>
      <text:p text:style-name="P1"><text:span text:style-name="T3"><text:s text:c="4"/>double lattitude;</text:span></text:p>
      <text:p text:style-name="P1"><text:span text:style-name="T3"><text:s text:c="4"/>double longitude;</text:span></text:p>
      <text:p text:style-name="P1"><text:span text:style-name="T3"><text:s text:c="4"/>Driver (){};</text:span></text:p>
      <text:p text:style-name="P1"><text:span text:style-name="T3"><text:s text:c="4"/>Driver(string n,int ni,int mn,string cp,double latt,double lng):Person(n,ni){</text:span></text:p>
      <text:p text:style-name="P1"><text:span text:style-name="T3"><text:s text:c="8"/>mobile_number=mn;</text:span></text:p>
      <text:p text:style-name="P1"><text:span text:style-name="T3"><text:s text:c="8"/>current_location=cp;</text:span></text:p>
      <text:p text:style-name="P1"><text:span text:style-name="T3"><text:s text:c="8"/>lattitude=latt;</text:span></text:p>
      <text:p text:style-name="P1"><text:span text:style-name="T3"><text:s text:c="8"/>longitude=lng;}</text:span></text:p>
      <text:p text:style-name="P1"><text:span text:style-name="T3"><text:s text:c="4"/>void Booking (){</text:span></text:p>
      <text:p text:style-name="P1"><text:span text:style-name="T3"><text:s text:c="8"/>cout&lt;&lt;"a seat has been confirmed"&lt;&lt;endl;}};</text:span></text:p>
      <text:p text:style-name="P1"><text:span text:style-name="T3">class Uber{</text:span></text:p>
      <text:p text:style-name="P1"><text:span text:style-name="T3"><text:s text:c="4"/>Driver d11,d22;</text:span></text:p>
      <text:p text:style-name="P1"><text:span text:style-name="T3">public:</text:span></text:p>
      <text:p text:style-name="P1"><text:span text:style-name="T3"><text:s text:c="4"/>void Driver_list(Driver &amp;d1,Driver &amp;d2){</text:span></text:p>
      <text:p text:style-name="P1"><text:span text:style-name="T3"><text:s text:c="8"/>d11=d1;</text:span></text:p>
      <text:p text:style-name="P1"><text:span text:style-name="T3"><text:s text:c="8"/>d22=d2;}</text:span></text:p>
      <text:p text:style-name="P1"><text:span text:style-name="T3"><text:s text:c="4"/>double CalculateDistance( double nLat1, double nLon1, double nLat2, double nLon2 ){</text:span></text:p>
      <text:p text:style-name="P1"><text:span text:style-name="T3"><text:s text:c="4"/>int nRadius = 6371;</text:span></text:p>
      <text:p text:style-name="P1"><text:span text:style-name="T3"><text:s text:c="4"/>double nDLat = (nLat2 - nLat1) * (M_PI/180);</text:span></text:p>
      <text:p text:style-name="P1"><text:span text:style-name="T3"><text:s text:c="4"/>double nDLon = (nLon2 - nLon1) * (M_PI/180);</text:span></text:p>
      <text:p text:style-name="P1"><text:span text:style-name="T3"><text:s text:c="4"/>double nA = pow ( sin(nDLat/2), 2 ) + cos(nLat1) * cos(nLat2) * pow ( sin(nDLon/2), 2 );</text:span></text:p>
      <text:p text:style-name="P1"><text:span text:style-name="T3"><text:s text:c="4"/>double nC = 2 * atan2( sqrt(nA), sqrt( 1 - nA ));</text:span></text:p>
      <text:p text:style-name="P1"><text:span text:style-name="T3"><text:s text:c="4"/>double nD = nRadius * nC;</text:span></text:p>
      <text:p text:style-name="P1"><text:span text:style-name="T3"><text:s text:c="4"/>return nD;}</text:span></text:p>
      <text:p text:style-name="P1"><text:span text:style-name="T3"><text:s text:c="4"/>friend class Customer;</text:span></text:p>
      <text:p text:style-name="P1"><text:span text:style-name="T3"><text:s text:c="4"/>void contact_with_driver(double nLat1,double nLon1){</text:span></text:p>
      <text:p text:style-name="P1"><text:span text:style-name="T3"><text:s text:c="8"/>double x,y;</text:span></text:p>
      <text:p text:style-name="P1"><text:span text:style-name="T3"><text:s text:c="5"/>x=CalculateDistance(nLat1,nLon1,d11.lattitude,d11.lattitude);</text:span></text:p>
      <text:p text:style-name="P1"><text:span text:style-name="T3"><text:s text:c="5"/>y=CalculateDistance(nLat1,nLon1,d22.lattitude,d22.lattitude);</text:span></text:p>
      <text:p text:style-name="P1"><text:span text:style-name="T3"><text:s text:c="5"/>if(x&lt;y)</text:span></text:p>
      <text:p text:style-name="P1"><text:span text:style-name="T3"><text:s text:c="9"/>d11.Booking();</text:span></text:p>
      <text:p text:style-name="P1"><text:span text:style-name="T3"><text:s text:c="5"/>else</text:span></text:p>
      <text:p text:style-name="P1"><text:span text:style-name="T3"><text:s text:c="9"/>d22.Booking();}};</text:span></text:p>
      <text:p text:style-name="P1"><text:span text:style-name="T3">class Customer:public Person{</text:span></text:p>
      <text:p text:style-name="P1"><text:span text:style-name="T3"><text:s text:c="4"/>int mobile_number;</text:span></text:p>
      <text:p text:style-name="P1"><text:span text:style-name="T3"><text:s text:c="4"/>string destination;</text:span></text:p>
      <text:p text:style-name="P1"><text:span text:style-name="T3"><text:s text:c="4"/>double lattitudec;</text:span></text:p>
      <text:p text:style-name="P1"><text:span text:style-name="T3"><text:s text:c="4"/>double longitudec;</text:span></text:p>
      <text:p text:style-name="P1"><text:span text:style-name="T3">public:</text:span></text:p>
      <text:p text:style-name="P1"><text:span text:style-name="T3"><text:s text:c="4"/>Customer(){}</text:span></text:p>
      <text:p text:style-name="P1"><text:span text:style-name="T3"><text:s text:c="4"/>Customer(string n,int ni,int mn,string des,double la,double lo):Person(n,ni){</text:span></text:p>
      <text:p text:style-name="P1"><text:span text:style-name="T3"><text:s text:c="8"/>mobile_number=mn;</text:span></text:p>
      <text:p text:style-name="P1"><text:span text:style-name="T3"><text:s text:c="8"/>destination=des;</text:span></text:p>
      <text:p text:style-name="P1"><text:span text:style-name="T3"><text:s text:c="8"/>lattitudec=la;</text:span></text:p>
      <text:p text:style-name="P1"><text:span text:style-name="T3"><text:s text:c="8"/>longitudec=lo;}</text:span></text:p>
      <text:p text:style-name="P1"><text:span text:style-name="T3"><text:s text:c="4"/>void customerfile (){</text:span></text:p>
      <text:p text:style-name="P1"><text:span text:style-name="T3"><text:s text:c="4"/>cout&lt;&lt;"\nCustomer Details "&lt;&lt;endl;</text:span></text:p>
      <text:p text:style-name="P1"><text:span text:style-name="T3"><text:s text:c="4"/>cout&lt;&lt;"--------------"&lt;&lt;endl;</text:span></text:p>
      <text:p text:style-name="P1"><text:span text:style-name="T3"><text:s text:c="5"/>cout&lt;&lt;"Name<text:s text:c="10"/>:"&lt;&lt;Name&lt;&lt;endl;</text:span></text:p>
      <text:p text:style-name="P1"><text:span text:style-name="T3"><text:s text:c="4"/>cout&lt;&lt;"National id<text:s text:c="3"/>:"&lt;&lt;National_id&lt;&lt;endl;</text:span></text:p>
      <text:p text:style-name="P1"><text:span text:style-name="T3"><text:s text:c="4"/>cout&lt;&lt;"Mobile number :"&lt;&lt;mobile_number&lt;&lt;endl;</text:span></text:p>
      <text:p text:style-name="P1"><text:span text:style-name="T3"><text:s text:c="4"/>cout&lt;&lt;"Lattitude :"&lt;&lt;lattitudec&lt;&lt;"<text:s text:c="2"/>degree "&lt;&lt;endl;</text:span></text:p>
      <text:p text:style-name="P1"><text:span text:style-name="T3"><text:s text:c="4"/>cout&lt;&lt;"Longitude :<text:s text:c="2"/>"&lt;&lt;longitudec&lt;&lt;" degree "&lt;&lt;endl;</text:span></text:p>
      <text:p text:style-name="P1"><text:span text:style-name="T3"><text:s text:c="4"/>cout&lt;&lt;"Destination<text:s text:c="3"/>:<text:s text:c="2"/>"&lt;&lt;destination&lt;&lt;endl;</text:span></text:p>
      <text:p text:style-name="P1"><text:span text:style-name="T3"><text:s text:c="4"/>cout&lt;&lt;"-------------------"&lt;&lt;endl;}</text:span></text:p>
      <text:p text:style-name="P1"><text:span text:style-name="T3"><text:s text:c="4"/>void contact_with_uber(Uber &amp;x){</text:span></text:p>
      <text:p text:style-name="P1"><text:span text:style-name="T3"><text:s text:c="8"/>double latt,longg;</text:span></text:p>
      <text:p text:style-name="P1"><text:span text:style-name="T3"><text:s text:c="8"/>latt=lattitudec;</text:span></text:p>
      <text:p text:style-name="P1"><text:span text:style-name="T3"><text:s text:c="8"/>longg=longitudec;</text:span></text:p>
      <text:p text:style-name="P1"><text:span text:style-name="T3"><text:s text:c="8"/>cout&lt;&lt;"\n\nFor customer "&lt;&lt;Name&lt;&lt;", whose Destination is<text:s text:c="2"/>"&lt;&lt;destination&lt;&lt;", ";</text:span></text:p>
      <text:p text:style-name="P1"><text:span text:style-name="T3"><text:s text:c="8"/>x.contact_with_driver(latt,longg);}};</text:span></text:p>
      <text:p text:style-name="P1"><text:span text:style-name="T3">int main(){</text:span></text:p>
      <text:p text:style-name="P1"><text:span text:style-name="T3"><text:s text:c="4"/>Customer c1("jahid",1,2345,"Dhaka",23,91);</text:span></text:p>
      <text:p text:style-name="P1"><text:span text:style-name="T3"><text:s text:c="4"/>Driver d1("rakib",2,72567,"Comilla",21,93);</text:span></text:p>
      <text:p text:style-name="P1"><text:span text:style-name="T3"><text:s text:c="4"/>Driver d2("sabbir",3,8652,"Chittagong",22,91);</text:span></text:p>
      <text:p text:style-name="P1"><text:span text:style-name="T3"><text:s text:c="4"/>//d1.driverfile();</text:span></text:p>
      <text:p text:style-name="P1"><text:span text:style-name="T3"><text:s text:c="4"/>c1.customerfile();</text:span></text:p>
      <text:p text:style-name="P1"><text:span text:style-name="T3"><text:s text:c="4"/>Uber u1;</text:span></text:p>
      <text:p text:style-name="P1"><text:span text:style-name="T3"><text:s text:c="4"/>u1.Driver_list(d1,d2);</text:span></text:p>
      <text:p text:style-name="P1"><text:span text:style-name="T3"><text:s text:c="4"/>c1.contact_with_uber(u1);}</text:span></text:p>
      <text:p text:style-name="P1"><text:span text:style-name="T3">Sample Output:</text:span></text:p>
      <text:p text:style-name="P2"><text:span text:style-name="T3">Customer Details</text:span></text:p>
      <text:p text:style-name="P2"><text:span text:style-name="T3">Name<text:s text:c="4"/>: jahid</text:span></text:p>
      <text:p text:style-name="P2"><text:span text:style-name="T3">National id :1</text:span></text:p>
      <text:p text:style-name="P2"><text:span text:style-name="T3">Mobile No : 2345</text:span></text:p>
      <text:p text:style-name="P2"><text:span text:style-name="T3">Lattitude : 23 degree</text:span></text:p>
      <text:p text:style-name="P2"><text:span text:style-name="T3">Longitude: 91 degree</text:span></text:p>
      <text:p text:style-name="P2"><text:span text:style-name="T3">Destination : Dhaka</text:span></text:p>
      <text:p text:style-name="P3"><text:span text:style-name="T4">Problem No :1 </text:span></text:p>
      <text:p text:style-name="P3"><text:span text:style-name="T4">Problem Name:<text:s/></text:span><text:span text:style-name="T5">A Mess owner wants to develop a software for its mess members. Everyday mess member meal details will be entered in the software and after the month it will show the bill of the mess member. Mess member deposit at least 1000 tk at beginning of the month. As a student of CSE, write OOP code for the project. All the communications will be held by message.</text:span></text:p>
      <text:p text:style-name="P4"><text:span text:style-name="T6">#include&lt;bits/stdc++.h&gt;</text:span></text:p>
      <text:p text:style-name="P4"><text:span text:style-name="T6">#include&lt;string&gt;</text:span></text:p>
      <text:p text:style-name="P4"><text:span text:style-name="T6">#include&lt;fstream&gt;</text:span></text:p>
      <text:p text:style-name="P4"><text:span text:style-name="T6">using namespace std;</text:span></text:p>
      <text:p text:style-name="P4"><text:span text:style-name="T6">class Mess    {</text:span></text:p>
      <text:p text:style-name="P4"><text:span text:style-name="T6">publi#c:</text:span></text:p>
      <text:p text:style-name="P4"><text:span text:style-name="T6"><text:s/>   string name;</text:span></text:p>
      <text:p text:style-name="P4"><text:span text:style-name="T6"><text:s/>   Mess() {};</text:span></text:p>
      <text:p text:style-name="P4"><text:span text:style-name="T6"><text:s/>   Mess(string a)  {</text:span></text:p>
      <text:p text:style-name="P4"><text:span text:style-name="T6"><text:s/>       name = a;  }</text:span></text:p>
      <text:p text:style-name="P4"><text:span text:style-name="T6"><text:s/>   friend view_Print();     };</text:span></text:p>
      <text:p text:style-name="P4"><text:span text:style-name="T6">class Date     {</text:span></text:p>
      <text:p text:style-name="P4"><text:span text:style-name="T6">public:</text:span></text:p>
      <text:p text:style-name="P4"><text:span text:style-name="T6"><text:s/>   string date;</text:span></text:p>
      <text:p text:style-name="P4"><text:span text:style-name="T6"><text:s/>   Date() {};</text:span></text:p>
      <text:p text:style-name="P4"><text:span text:style-name="T6"><text:s/>   Date(string s)     {</text:span></text:p>
      <text:p text:style-name="P4"><text:span text:style-name="T6"><text:s/>       date=s;<text:s text:c="2"/>};</text:span></text:p>
      <text:p text:style-name="P4"><text:span text:style-name="T6"><text:s/>   friend view_Print();      };</text:span></text:p>
      <text:p text:style-name="P4"><text:span text:style-name="T6">class Person   {</text:span></text:p>
      <text:p text:style-name="P4"><text:span text:style-name="T6">public:</text:span></text:p>
      <text:p text:style-name="P4"><text:span text:style-name="T6"><text:s/>   string name;</text:span></text:p>
      <text:p text:style-name="P4"><text:span text:style-name="T6"><text:s/>   Date date;</text:span></text:p>
      <text:p text:style-name="P4"><text:span text:style-name="T6"><text:s/>   Person() {};</text:span></text:p>
      <text:p text:style-name="P4"><text:span text:style-name="T6"><text:s/>   Person(string n,Date *date)  {</text:span></text:p>
      <text:p text:style-name="P4"><text:span text:style-name="T6"><text:s/>       name=n;</text:span></text:p>
      <text:p text:style-name="P4"><text:span text:style-name="T6"><text:s/>       this-&gt;date=*date;</text:span></text:p>
      <text:p text:style-name="P4"><text:span text:style-name="T6"><text:s/>       };</text:span></text:p>
      <text:p text:style-name="P4"><text:span text:style-name="T6"><text:s/>   friend view_Print();    };</text:span></text:p>
      <text:p text:style-name="P4"><text:span text:style-name="T6">class Owner : public Person</text:span></text:p>
      <text:p text:style-name="P4"><text:span text:style-name="T6">{</text:span></text:p>
      <text:p text:style-name="P4"><text:span text:style-name="T6">public:</text:span></text:p>
      <text:p text:style-name="P4"><text:span text:style-name="T6"><text:s/>   Mess mess;</text:span></text:p>
      <text:p text:style-name="P4"><text:span text:style-name="T6"><text:s/>   string date;</text:span></text:p>
      <text:p text:style-name="P4"><text:span text:style-name="T6"><text:s/>   Owner() {};</text:span></text:p>
      <text:p text:style-name="P4"><text:span text:style-name="T6"><text:s/>   Owner(string name, string date)  {</text:span></text:p>
      <text:p text:style-name="P4"><text:span text:style-name="T6"><text:s/>       this-&gt;name = name;</text:span></text:p>
      <text:p text:style-name="P4"><text:span text:style-name="T6"><text:s/>       this-&gt;date = date;</text:span></text:p>
      <text:p text:style-name="P4"><text:span text:style-name="T6"><text:s/>        }</text:span></text:p>
      <text:p text:style-name="P4"><text:span text:style-name="T6"><text:s/>   friend view_Print();    };</text:span></text:p>
      <text:p text:style-name="P4"><text:span text:style-name="T6">class Member : public Person    {</text:span></text:p>
      <text:p text:style-name="P4"><text:span text:style-name="T6">public:</text:span></text:p>
      <text:p text:style-name="P4"><text:span text:style-name="T6"><text:s/>   Mess mess;</text:span></text:p>
      <text:p text:style-name="P4"><text:span text:style-name="T6"><text:s/>   string date;</text:span></text:p>
      <text:p text:style-name="P4"><text:span text:style-name="T6"><text:s/>   double deposit;</text:span></text:p>
      <text:p text:style-name="P4"><text:span text:style-name="T6"><text:s/>   Member() {};</text:span></text:p>
      <text:p text:style-name="P4"><text:span text:style-name="T6"><text:s/>   Member(string name, string date,double deposit)  {</text:span></text:p>
      <text:p text:style-name="P4"><text:span text:style-name="T6"><text:s/>       this-&gt;name = name;</text:span></text:p>
      <text:p text:style-name="P4"><text:span text:style-name="T6"><text:s/>       this-&gt;date = date;</text:span></text:p>
      <text:p text:style-name="P4"><text:span text:style-name="T6"><text:s/>       this-&gt;deposit = deposit;  }</text:span></text:p>
      <text:p text:style-name="P4"><text:span text:style-name="T6"><text:s/>   friend view_Print();    };</text:span></text:p>
      <text:p text:style-name="P4"><text:span text:style-name="T6">double Meal_Rate(double totalmeal,double Cost)   {</text:span></text:p>
      <text:p text:style-name="P4"><text:span text:style-name="T6"><text:s/>   double meal_rate=Cost/totalmeal;</text:span></text:p>
      <text:p text:style-name="P4"><text:span text:style-name="T6"><text:s/>   return meal_rate;  };</text:span></text:p>
      <text:p text:style-name="P4"><text:span text:style-name="T6">double Balance(int tmeal,double mealrate,double deposit)  {</text:span></text:p>
      <text:p text:style-name="P4"><text:span text:style-name="T6"><text:s/>   double myMeal;</text:span></text:p>
      <text:p text:style-name="P4"><text:span text:style-name="T6"><text:s/>   myMeal=mealrate*tmeal;</text:span></text:p>
      <text:p text:style-name="P4"><text:span text:style-name="T6"><text:s/>   double blnc;</text:span></text:p>
      <text:p text:style-name="P4"><text:span text:style-name="T6"><text:s/>   blnc=deposit-myMeal;</text:span></text:p>
      <text:p text:style-name="P4"><text:span text:style-name="T6"><text:s/>   return blnc; }</text:span></text:p>
      <text:p text:style-name="P4"><text:span text:style-name="T6">view_Print(Mess m,Owner o,Member *x[],int y[],int z[],int p[],int q[],double s,double k[], double w,int e,int f,int g,int h,Date *d1[])  {</text:span></text:p>
      <text:p text:style-name="P4"><text:span text:style-name="T6"><text:s/>   cout &lt;&lt; "\nMess Name         : " &lt;&lt; m.name &lt;&lt; endl;</text:span></text:p>
      <text:p text:style-name="P4"><text:span text:style-name="T6"><text:s/>   cout &lt;&lt; "Mess Owner's Name : " &lt;&lt; o.name &lt;&lt; endl;</text:span></text:p>
      <text:p text:style-name="P4"><text:span text:style-name="T6"><text:s/>   cout &lt;&lt; "Date of Birth     : " &lt;&lt; o.date &lt;&lt; endl;</text:span></text:p>
      <text:p text:style-name="P4"><text:span text:style-name="T6"><text:s/>   cout &lt;&lt; "-----------------------------------------------------" &lt;&lt; endl;</text:span></text:p>
      <text:p text:style-name="P4"><text:span text:style-name="T6"><text:s/>   cout &lt;&lt; "-----------------------------------------------------" &lt;&lt; endl;</text:span></text:p>
      <text:p text:style-name="P4"><text:span text:style-name="T6"><text:s/>   cout &lt;&lt; endl &lt;&lt; endl;</text:span></text:p>
      <text:p text:style-name="P4"><text:span text:style-name="T6"><text:s/>   for(int i=0; i&lt;2; i++) {</text:span></text:p>
      <text:p text:style-name="P4"><text:span text:style-name="T6"><text:s/>       cout &lt;&lt; "Member "&lt;&lt; " " &lt;&lt; i+1 &lt;&lt; " : " &lt;&lt; endl;</text:span></text:p>
      <text:p text:style-name="P4"><text:span text:style-name="T6"><text:s/>       cout &lt;&lt; "NAME          : " &lt;&lt; x[i]-&gt;name &lt;&lt; endl;</text:span></text:p>
      <text:p text:style-name="P4"><text:span text:style-name="T6"><text:s/>       cout &lt;&lt; "DATE OF BIRTH : " &lt;&lt; x[i]-&gt;date&lt;&lt; endl;</text:span></text:p>
      <text:p text:style-name="P4"><text:span text:style-name="T6"><text:s/>       cout &lt;&lt; "---------------------------------------" &lt;&lt; endl;</text:span></text:p>
      <text:p text:style-name="P4"><text:span text:style-name="T6"><text:s/>       cout &lt;&lt; "Deposit            : " &lt;&lt; x[i]-&gt;deposit&lt;&lt; endl;</text:span></text:p>
      <text:p text:style-name="P4"><text:span text:style-name="T6"><text:s/>       cout &lt;&lt; "Total Morning Meal : " &lt;&lt; y[i] &lt;&lt;endl;</text:span></text:p>
      <text:p text:style-name="P4"><text:span text:style-name="T6"><text:s/>       cout &lt;&lt; "Total Noon Meal    : " &lt;&lt; z[i] &lt;&lt;endl;</text:span></text:p>
      <text:p text:style-name="P4"><text:span text:style-name="T6"><text:s/>       cout &lt;&lt; "Total Night Meal   : " &lt;&lt; p[i] &lt;&lt;endl;</text:span></text:p>
      <text:p text:style-name="P4"><text:span text:style-name="T6"><text:s/>       cout &lt;&lt; "Total Meal         : " &lt;&lt; q[i] &lt;&lt; endl;</text:span></text:p>
      <text:p text:style-name="P4"><text:span text:style-name="T6"><text:s/>       double a = Balance(q[i],s,x[i]-&gt;deposit);</text:span></text:p>
      <text:p text:style-name="P4"><text:span text:style-name="T6"><text:s/>       cout &lt;&lt; "Balance            : " &lt;&lt; a &lt;&lt; endl;</text:span></text:p>
      <text:p text:style-name="P4"><text:span text:style-name="T6"><text:s/>       cout &lt;&lt; endl &lt;&lt; endl;  }</text:span></text:p>
      <text:p text:style-name="P4"><text:span text:style-name="T6"><text:s/>   cout &lt;&lt; "_________MEAL INFORMATION_________" &lt;&lt; endl &lt;&lt; endl &lt;&lt; endl;</text:span></text:p>
      <text:p text:style-name="P4"><text:span text:style-name="T6"><text:s/>   double TotalDeposit = x[0]-&gt;deposit + x[1]-&gt;deposit;</text:span></text:p>
      <text:p text:style-name="P4"><text:span text:style-name="T6"><text:s/>   cout &lt;&lt; "Total Deposit         : " &lt;&lt; TotalDeposit &lt;&lt; endl;</text:span></text:p>
      <text:p text:style-name="P4"><text:span text:style-name="T6"><text:s/>   cout &lt;&lt;  endl &lt;&lt; endl &lt;&lt; "Daily Shopping Costs--&gt; " &lt;&lt; endl ;</text:span></text:p>
      <text:p text:style-name="P4"><text:span text:style-name="T6"><text:s/>   for(int i = 0; i&lt;4; i++) {</text:span></text:p>
      <text:p text:style-name="P4"><text:span text:style-name="T6"><text:s/>       cout &lt;&lt; "Day " &lt;&lt; i+1 &lt;&lt; "-"&lt;&lt;d1[i]-&gt;date &lt;&lt; "      : " &lt;&lt; k[i] &lt;&lt; endl; }</text:span></text:p>
      <text:p text:style-name="P4"><text:span text:style-name="T6"><text:s/>   cout &lt;&lt; endl &lt;&lt; endl &lt;&lt; "Total Cost            : " &lt;&lt; w &lt;&lt; endl;</text:span></text:p>
      <text:p text:style-name="P4"><text:span text:style-name="T6"><text:s/>   cout &lt;&lt; "Meal Rate             : " &lt;&lt; s &lt;&lt; endl;</text:span></text:p>
      <text:p text:style-name="P4"><text:span text:style-name="T6"><text:s/>   cout &lt;&lt; "Total Morning Meal    : " &lt;&lt; e &lt;&lt; endl;</text:span></text:p>
      <text:p text:style-name="P4"><text:span text:style-name="T6"><text:s/>   cout &lt;&lt; "Total Noon Meal       : " &lt;&lt; f &lt;&lt; endl;</text:span></text:p>
      <text:p text:style-name="P4"><text:span text:style-name="T6"><text:s/>   cout &lt;&lt; "Total Night Meal      : " &lt;&lt; g &lt;&lt; endl;</text:span></text:p>
      <text:p text:style-name="P4"><text:span text:style-name="T6"><text:s/>   cout &lt;&lt; "Total Meal            : " &lt;&lt; h &lt;&lt; endl;</text:span></text:p>
      <text:p text:style-name="P4"><text:span text:style-name="T6"><text:s/>   double c = Balance(h,s,TotalDeposit);</text:span></text:p>
      <text:p text:style-name="P4"><text:span text:style-name="T6"><text:s/>   cout &lt;&lt; "Total Balance         : " &lt;&lt; c &lt;&lt; endl; }</text:span></text:p>
      <text:p text:style-name="P4"><text:span text:style-name="T6">int main()  {</text:span></text:p>
      <text:p text:style-name="P4"><text:span text:style-name="T6"><text:s/>   Mess mess("Sarker villa");</text:span></text:p>
      <text:p text:style-name="P4"><text:span text:style-name="T6"><text:s/>   Owner owner("Tamim","09/11/1998");</text:span></text:p>
      <text:p text:style-name="P4"><text:span text:style-name="T6"><text:s/>   Member *member[2]=     {</text:span></text:p>
      <text:p text:style-name="P4"><text:span text:style-name="T6"><text:s/>       new Member("Jony","01/2/1998",2000),</text:span></text:p>
      <text:p text:style-name="P4"><text:span text:style-name="T6"><text:s/>       new Member("sabbir","2/12/1999",1900), };</text:span></text:p>
      <text:p text:style-name="P4"><text:span text:style-name="T6"><text:s/>   Date *date[4]=   {</text:span></text:p>
      <text:p text:style-name="P4"><text:span text:style-name="T6"><text:s/>       new Date("09/10/2018"),</text:span></text:p>
      <text:p text:style-name="P4"><text:span text:style-name="T6"><text:s/>       new Date("10/10/2018"),</text:span></text:p>
      <text:p text:style-name="P4"><text:span text:style-name="T6"><text:s/>       new Date("11/10/2018"),</text:span></text:p>
      <text:p text:style-name="P4"><text:span text:style-name="T6"><text:s/>       new Date("12/10/2019"),   };</text:span></text:p>
      <text:p text:style-name="P4"><text:span text:style-name="T6"><text:s/>   int day[4][2][3] = {{{0,1,1},{1,1,0}},{{1,1,1},{0,1,1}},{{1,1,1},{0,1,0}},{{1,0,1},{1,1,0}}};</text:span></text:p>
      <text:p text:style-name="P4"><text:span text:style-name="T6"><text:s/>   int TotalMeal = 0, TotalMorningMeal = 0, TotalNoonMeal = 0, TotalNightMeal = 0;</text:span></text:p>
      <text:p text:style-name="P4"><text:span text:style-name="T6"><text:s/>   for(int p = 0; p&lt;4; p++) {///ToTal Mea;  </text:span></text:p>
      <text:p text:style-name="P4"><text:span text:style-name="T6"><text:s/>       for(int q = 0; q&lt;2; q++)</text:span></text:p>
      <text:p text:style-name="P4"><text:span text:style-name="T6"><text:s/>       {</text:span></text:p>
      <text:p text:style-name="P4"><text:span text:style-name="T6"><text:s/>           for(int r = 0; r&lt;3; r++) {</text:span></text:p>
      <text:p text:style-name="P4"><text:span text:style-name="T6"><text:s/>               TotalMeal += day[p][q][r];   }<text:s text:c="2"/>}</text:span></text:p>
      <text:p text:style-name="P4"><text:span text:style-name="T6"><text:s/>   for(int p = 0; p&lt;4; p++){ ///ToTal Morning Meal;</text:span></text:p>
      <text:p text:style-name="P4"><text:span text:style-name="T6"><text:s/>       for(int q = 0; q&lt;2; q++)  {</text:span></text:p>
      <text:p text:style-name="P4"><text:span text:style-name="T6"><text:s/>           for(int r = 0; r&lt;1; r++)  {</text:span></text:p>
      <text:p text:style-name="P4"><text:span text:style-name="T6"><text:s/>               TotalMorningMeal += day[p][q][r];   } } }</text:span></text:p>
      <text:p text:style-name="P4"><text:span text:style-name="T6"><text:s/>   for(int p = 0; p&lt;4; p++){ ///ToTal Noon Meal  </text:span></text:p>
      <text:p text:style-name="P4"><text:span text:style-name="T6"><text:s/>       for(int q = 0; q&lt;2; q++)   {</text:span></text:p>
      <text:p text:style-name="P4"><text:span text:style-name="T6"><text:s/>           for(int r = 1; r&lt;2; r++)  {</text:span></text:p>
      <text:p text:style-name="P4"><text:span text:style-name="T6"><text:s/>               TotalNoonMeal += day[p][q][r];  } }</text:span></text:p>
      <text:p text:style-name="P4"><text:span text:style-name="T6"><text:s/>   for(int p = 0; p&lt;4; p++)<text:s text:c="2"/>   {</text:span></text:p>
      <text:p text:style-name="P4"><text:span text:style-name="T6"><text:s/>       for(int q = 0; q&lt;2; q++)  {</text:span></text:p>
      <text:p text:style-name="P4"><text:span text:style-name="T6"><text:s/>           for(int r = 2; r&lt;3; r++)  {</text:span></text:p>
      <text:p text:style-name="P4"><text:span text:style-name="T6"><text:s/>               TotalNightMeal += day[p][q][r];   }<text:s text:c="4"/>}</text:span></text:p>
      <text:p text:style-name="P4"><text:span text:style-name="T6"><text:s/>   int Morning1 = 0,Morning2 = 0, Noon1 = 0,Noon2 = 0,Night1 = 0, Night2 = 0;</text:span></text:p>
      <text:p text:style-name="P4"><text:span text:style-name="T6"><text:s/>   int<text:s text:c="2"/>TotalMember1Meal = 0, TotalMember2Meal= 0;</text:span></text:p>
      <text:p text:style-name="P4"><text:span text:style-name="T6"><text:s/>   for(int p = 0; p&lt;4; p++) {///ToTal MEMBER 1 Morning Meal   </text:span></text:p>
      <text:p text:style-name="P4"><text:span text:style-name="T6"><text:s/>       for(int q = 0; q&lt;1; q++)     {</text:span></text:p>
      <text:p text:style-name="P4"><text:span text:style-name="T6"><text:s/>           for(int r = 0; r&lt;1; r++)       {</text:span></text:p>
      <text:p text:style-name="P4"><text:span text:style-name="T6"><text:s/>               Morning1 += day[p][q][r];       }<text:s text:c="8"/>}</text:span></text:p>
      <text:p text:style-name="P4"><text:span text:style-name="T6"><text:s/>   for(int p = 0; p&lt;4; p++) ///ToTal MEMBER 2 Morning Meal  </text:span></text:p>
      <text:p text:style-name="P4"><text:span text:style-name="T6">  {</text:span></text:p>
      <text:p text:style-name="P4"><text:span text:style-name="T6"><text:s/>       for(int q = 1; q&lt;2; q++)       {</text:span></text:p>
      <text:p text:style-name="P4"><text:span text:style-name="T6"><text:s/>           for(int r = 0; r&lt;1; r++)           {</text:span></text:p>
      <text:p text:style-name="P4"><text:span text:style-name="T6"><text:s/>               Morning2 += day[p][q][r];           }<text:s text:c="8"/>}</text:span></text:p>
      <text:p text:style-name="P4"><text:span text:style-name="T6"><text:s/>   int Morning[2] = {Morning1,Morning2};</text:span></text:p>
      <text:p text:style-name="P4"><text:span text:style-name="T6"><text:s/>   for(int p = 0; p&lt;4; p++) ///ToTal MEMBER 1 Noon Meal    {</text:span></text:p>
      <text:p text:style-name="P4"><text:span text:style-name="T6"><text:s/>       for(int q = 0; q&lt;1; q++)        {</text:span></text:p>
      <text:p text:style-name="P4"><text:span text:style-name="T6"><text:s/>           for(int r = 1; r&lt;2; r++)           {</text:span></text:p>
      <text:p text:style-name="P4"><text:span text:style-name="T6"><text:s/>               Noon1 += day[p][q][r];         }<text:s text:c="8"/>}</text:span></text:p>
      <text:p text:style-name="P4"><text:span text:style-name="T6"><text:s/>   for(int p = 0; p&lt;4; p++) ///ToTal MEMBER 2 Noon Meal   </text:span></text:p>
      <text:p text:style-name="P4"><text:span text:style-name="T6"> {</text:span></text:p>
      <text:p text:style-name="P4"><text:span text:style-name="T6"><text:s/>       for(int q = 1; q&lt;2; q++)        {</text:span></text:p>
      <text:p text:style-name="P4"><text:span text:style-name="T6"><text:s/>           for(int r = 1; r&lt;2; r++)         {</text:span></text:p>
      <text:p text:style-name="P4"><text:span text:style-name="T6"><text:s/>               Noon2 += day[p][q][r];          }<text:s text:c="7"/>}</text:span></text:p>
      <text:p text:style-name="P4"><text:span text:style-name="T6"><text:s/>   int Noon[2] = {Noon1,Noon2};</text:span></text:p>
      <text:p text:style-name="P4"><text:span text:style-name="T6"><text:s/>   for(int p = 0; p&lt;4; p++) ///ToTal MEMBER 1 Night Meal  </text:span></text:p>
      <text:p text:style-name="P4"><text:span text:style-name="T6">  {</text:span></text:p>
      <text:p text:style-name="P4"><text:span text:style-name="T6"><text:s/>       for(int q = 0; q&lt;1; q++)        {</text:span></text:p>
      <text:p text:style-name="P4"><text:span text:style-name="T6"><text:s/>           for(int r = 2; r&lt;3; r++)</text:span></text:p>
      <text:p text:style-name="P4"><text:span text:style-name="T6"><text:s/>           {</text:span></text:p>
      <text:p text:style-name="P4"><text:span text:style-name="T6"><text:s/>               Night1 += day[p][q][r];         }<text:s text:c="8"/>}</text:span></text:p>
      <text:p text:style-name="P4"><text:span text:style-name="T6"><text:s/>   for(int p = 0; p&lt;4; p++) ///ToTal MEMBER 2 Night Meal  </text:span></text:p>
      <text:p text:style-name="P4"><text:span text:style-name="T6">  {</text:span></text:p>
      <text:p text:style-name="P4"><text:span text:style-name="T6"><text:s/>       for(int q = 1; q&lt;2; q++)        {</text:span></text:p>
      <text:p text:style-name="P4"><text:span text:style-name="T6"><text:s/>           for(int r = 2; r&lt;3; r++)         {</text:span></text:p>
      <text:p text:style-name="P4"><text:span text:style-name="T6"><text:s/>               Night2 += day[p][q][r];          }<text:s text:c="8"/>}</text:span></text:p>
      <text:p text:style-name="P4"><text:span text:style-name="T6"><text:s/>   int Night[2] = {Night1,Night2};</text:span></text:p>
      <text:p text:style-name="P4"><text:span text:style-name="T6"><text:s/>   for(int p = 0; p&lt;4; p++) ///ToTal MEMBER 1 Meal   </text:span></text:p>
      <text:p text:style-name="P4"><text:span text:style-name="T6"> {</text:span></text:p>
      <text:p text:style-name="P4"><text:span text:style-name="T6"><text:s/>       for(int q = 0; q&lt;1; q++)        {</text:span></text:p>
      <text:p text:style-name="P4"><text:span text:style-name="T6"><text:s/>           for(int r = 0; r&lt;3; r++)            {</text:span></text:p>
      <text:p text:style-name="P4"><text:span text:style-name="T6"><text:s/>               TotalMember1Meal += day[p][q][r];            }<text:s text:c="8"/>}</text:span></text:p>
      <text:p text:style-name="P4"><text:span text:style-name="T6"><text:s/>   for(int p = 0; p&lt;4; p++) ///ToTal MEMBER 2 Meal   </text:span></text:p>
      <text:p text:style-name="P4"><text:span text:style-name="T6"> {</text:span></text:p>
      <text:p text:style-name="P4"><text:span text:style-name="T6"><text:s/>       for(int q = 1; q&lt;2; q++)        {</text:span></text:p>
      <text:p text:style-name="P4"><text:span text:style-name="T6"><text:s/>           for(int r = 0; r&lt;3; r++)          {</text:span></text:p>
      <text:p text:style-name="P4"><text:span text:style-name="T6"><text:s/>      TotalMember2Meal += day[p][q][r];         }<text:s text:c="8"/>}</text:span></text:p>
      <text:p text:style-name="P4"><text:span text:style-name="T6"><text:s/>   int TotalMemberMeal[2] = {TotalMember1Meal,TotalMember2Meal};</text:span></text:p>
      <text:p text:style-name="P4"><text:span text:style-name="T6"><text:s/>   double Cost[4] = {210.50,105.75,225.50,90.75};      ///Total Shopping</text:span></text:p>
      <text:p text:style-name="P4"><text:span text:style-name="T6"><text:s/>   double TotalCost = 0.0;</text:span></text:p>
      <text:p text:style-name="P4"><text:span text:style-name="T6"><text:s/>   for(int i = 0; i&lt;4; i++)</text:span></text:p>
      <text:p text:style-name="P4"><text:span text:style-name="T6"><text:s/>       TotalCost += Cost[i];</text:span></text:p>
      <text:p text:style-name="P4"><text:span text:style-name="T6"><text:s/> double mealrate=Meal_Rate(TotalMeal,TotalCost); view_Print(mess,owner,member,Morning,Noon,Night,TotalMemberMeal,mealrate,Cost,TotalCost,TotalMorningMeal,TotalNoonMeal,TotalNightMeal,TotalMeal,date);</text:span></text:p>
      <text:p text:style-name="P4"><text:span text:style-name="T6"><text:s/>   FILE *fp;</text:span></text:p>
      <text:p text:style-name="P4"><text:span text:style-name="T6"><text:s/>   char *filename;</text:span></text:p>
      <text:p text:style-name="P4"><text:span text:style-name="T6"><text:s/>   filename="mealinfo.csv";</text:span></text:p>
      <text:p text:style-name="P4"><text:span text:style-name="T6"><text:s/>   fp=fopen(filename,"w+");</text:span></text:p>
      <text:p text:style-name="P4"><text:span text:style-name="T6"><text:s/>   fprintf(fp,"Member,Day No.,Date,Morning,Noon,Night,Total_Meal");</text:span></text:p>
      <text:p text:style-name="P4"><text:span text:style-name="T6"><text:s/>   fprintf(fp,"\n\ntipu");</text:span></text:p>
      <text:p text:style-name="P4"><text:span text:style-name="T6"><text:s/>   int sum=0;</text:span></text:p>
      <text:p text:style-name="P4"><text:span text:style-name="T6"><text:s/>   for(int i=0; i&lt;4; i++)         {</text:span></text:p>
      <text:p text:style-name="P4"><text:span text:style-name="T6"><text:s/>       sum=0;</text:span></text:p>
      <text:p text:style-name="P4"><text:span text:style-name="T6"><text:s/>       fprintf(fp,",Day %d.,%d/12/18,",i+1,i+1);</text:span></text:p>
      <text:p text:style-name="P4"><text:span text:style-name="T6"><text:s/>       for(int k=0; k&lt;1; k++)     {</text:span></text:p>
      <text:p text:style-name="P4"><text:span text:style-name="T6"><text:s/>           for(int j=0; j&lt;3; j++)      {</text:span></text:p>
      <text:p text:style-name="P4"><text:span text:style-name="T6"><text:s/>               fprintf(fp,"%d,",day[i][0][j]);</text:span></text:p>
      <text:p text:style-name="P4"><text:span text:style-name="T6"><text:s/>               sum+=day[i][0][j];           }</text:span></text:p>
      <text:p text:style-name="P4"><text:span text:style-name="T6"><text:s/>           fprintf(fp,"%d\n",sum);        }<text:s text:c="4"/>}</text:span></text:p>
      <text:p text:style-name="P4"><text:span text:style-name="T6"><text:s/>   fprintf(fp,",TOTAL,,%d,%d,%d,%d\n",Morning1,Noon1,Night1,TotalMember1Meal);</text:span></text:p>
      <text:p text:style-name="P4"><text:span text:style-name="T6"><text:s/>   fprintf(fp,"\n,Meal Rate,%lf,,Deposit,%lf,,Cost,%lf,,Balance,%lf\n\n\n",mealrate,2000.00,(mealrate*TotalMember1Meal),2000.00-(mealrate*TotalMember1Meal));</text:span></text:p>
      <text:p text:style-name="P4"><text:span text:style-name="T6"><text:s/>   fprintf(fp,"Member,Day No.,Date,Morning,Noon,Night,Total_Meal\n");</text:span></text:p>
      <text:p text:style-name="P4"><text:span text:style-name="T6"><text:s/>   fprintf(fp,"\nRobin");</text:span></text:p>
      <text:p text:style-name="P4"><text:span text:style-name="T6"><text:s/>   int sum2=0;</text:span></text:p>
      <text:p text:style-name="P4"><text:span text:style-name="T6"><text:s/>   for(int i=0; i&lt;4; i++)            {</text:span></text:p>
      <text:p text:style-name="P4"><text:span text:style-name="T6"><text:s/>       sum2=0;</text:span></text:p>
      <text:p text:style-name="P4"><text:span text:style-name="T6"><text:s/>       fprintf(fp,",Day %d.,%d/12/17,",i+1,i+1);</text:span></text:p>
      <text:p text:style-name="P4"><text:span text:style-name="T6"><text:s/>       for(int k=1; k&lt;2; k++)      {</text:span></text:p>
      <text:p text:style-name="P4"><text:span text:style-name="T6"><text:s/>           for(int j=0; j&lt;3; j++)         {</text:span></text:p>
      <text:p text:style-name="P4"><text:span text:style-name="T6"><text:s/>               fprintf(fp,"%d,",day[i][1][j]);</text:span></text:p>
      <text:p text:style-name="P4"><text:span text:style-name="T6"><text:s/>               sum2+=day[i][1][j];        }</text:span></text:p>
      <text:p text:style-name="P4"><text:span text:style-name="T6"><text:s/>           fprintf(fp,"%d\n",sum2);      }<text:s text:c="4"/>}</text:span></text:p>
      <text:p text:style-name="P4"><text:span text:style-name="T6"><text:s/>   fprintf(fp,",TOTAL,,%d,%d,%d,%d\n",Morning1,Noon1,Night1,TotalMember1Meal);</text:span></text:p>
      <text:p text:style-name="P4"><text:span text:style-name="T6"><text:s/>   fprintf(fp,"\n,Meal Rate,%lf,,Deposit,%lf,,Cost,%lf,,Balance,%lf\n",mealrate,1500.00,(mealrate*TotalMember2Meal),1500.00-(mealrate*TotalMember2Meal));</text:span></text:p>
      <text:p text:style-name="P4"><text:span text:style-name="T6"><text:s/>   return 0;  }</text:span></text:p>
      <text:p text:style-name="P4"><text:span text:style-name="T6">SAMPLE OUTPUT:</text:span></text:p>
      <text:p text:style-name="P5"><text:span text:style-name="T7"/></text:p>
      <text:p text:style-name="P6"><text:span text:style-name="T8">Mess Name         : Sarker villa</text:span></text:p>
      <text:p text:style-name="P6"><text:span text:style-name="T8">Mess Owner's Name : Tamim</text:span></text:p>
      <text:p text:style-name="P6"><text:span text:style-name="T8">Date of Birth     : 09/11/1998</text:span></text:p>
      <text:p text:style-name="P6"><text:span text:style-name="T8">-----------------------------------------------------</text:span></text:p>
      <text:p text:style-name="P6"><text:span text:style-name="T8">-----------------------------------------------------</text:span></text:p>
      <text:p text:style-name="P7"><text:span text:style-name="T9"/></text:p>
      <text:p text:style-name="P8"><text:span text:style-name="T10">Member  1 :</text:span></text:p>
      <text:p text:style-name="P8"><text:span text:style-name="T10">NAME          : Jony</text:span></text:p>
      <text:p text:style-name="P8"><text:span text:style-name="T10">DATE OF BIRTH : 01/2/1998</text:span></text:p>
      <text:p text:style-name="P8"><text:span text:style-name="T10">---------------------------------------</text:span></text:p>
      <text:p text:style-name="P8"><text:span text:style-name="T10">Deposit            : 2000</text:span></text:p>
      <text:p text:style-name="P8"><text:span text:style-name="T10">Total Morning Meal : 3</text:span></text:p>
      <text:p text:style-name="P8"><text:span text:style-name="T10">Total Noon Meal    : 3</text:span></text:p>
      <text:p text:style-name="P8"><text:span text:style-name="T10">Total Night Meal   : 4</text:span></text:p>
      <text:p text:style-name="P8"><text:span text:style-name="T10">Total Meal         : 10</text:span></text:p>
      <text:p text:style-name="P8"><text:span text:style-name="T10">Balance            : 1627.94</text:span></text:p>
      <text:p text:style-name="P9"><text:span text:style-name="T11"/></text:p>
      <text:p text:style-name="P10"><text:span text:style-name="T12">Member  2 :</text:span></text:p>
      <text:p text:style-name="P10"><text:span text:style-name="T12">NAME          : Sabbir</text:span></text:p>
      <text:p text:style-name="P10"><text:span text:style-name="T12">DATE OF BIRTH : 2/12/1999</text:span></text:p>
      <text:p text:style-name="P10"><text:span text:style-name="T12">---------------------------------------</text:span></text:p>
      <text:p text:style-name="P10"><text:span text:style-name="T12">Deposit            : 1900</text:span></text:p>
      <text:p text:style-name="P10"><text:span text:style-name="T12">Total Morning Meal : 2</text:span></text:p>
      <text:p text:style-name="P10"><text:span text:style-name="T12">Total Noon Meal    : 4</text:span></text:p>
      <text:p text:style-name="P10"><text:span text:style-name="T12">Total Night Meal   : 1</text:span></text:p>
      <text:p text:style-name="P10"><text:span text:style-name="T12">Total Meal         : 7</text:span></text:p>
      <text:p text:style-name="P10"><text:span text:style-name="T12">Balance            : 1639.56</text:span></text:p>
      <text:p text:style-name="P11"><text:span text:style-name="T13"/></text:p>
      <text:p text:style-name="P12"><text:span text:style-name="T14">_________MEAL INFORMATION_________</text:span></text:p>
      <text:p text:style-name="P13"><text:span text:style-name="T15"/></text:p>
      <text:p text:style-name="P14"><text:span text:style-name="T16">Total Deposit         : 3900</text:span></text:p>
      <text:p text:style-name="P15"><text:span text:style-name="T17"/></text:p>
      <text:p text:style-name="P16"><text:span text:style-name="T18">Daily Shopping Costs--&gt;</text:span></text:p>
      <text:p text:style-name="P16"><text:span text:style-name="T18">Day 1-09/10/2018      : 210.5</text:span></text:p>
      <text:p text:style-name="P16"><text:span text:style-name="T18">Day 2-10/10/2018      : 105.75</text:span></text:p>
      <text:p text:style-name="P16"><text:span text:style-name="T18">Day 3-11/10/2018      : 225.5</text:span></text:p>
      <text:p text:style-name="P16"><text:span text:style-name="T18">Day 4-12/10/2019      : 90.75</text:span></text:p>
      <text:p text:style-name="P17"><text:span text:style-name="T19"/></text:p>
      <text:p text:style-name="P18"><text:span text:style-name="T20">Total Cost            : 632.5</text:span></text:p>
      <text:p text:style-name="P18"><text:span text:style-name="T20">Meal Rate             : 37.2059</text:span></text:p>
      <text:p text:style-name="P18"><text:span text:style-name="T20">Total Morning Meal    : 5</text:span></text:p>
      <text:p text:style-name="P18"><text:span text:style-name="T20">Total Noon Meal       : 7</text:span></text:p>
      <text:p text:style-name="P18"><text:span text:style-name="T20">Total Night Meal      : 5</text:span></text:p>
      <text:p text:style-name="P18"><text:span text:style-name="T20">Total Meal            : 17</text:span></text:p>
      <text:p text:style-name="P18"><text:span text:style-name="T20">Total Balance         : 3267.5</text:span></text:p>
      <text:p text:style-name="P19"><text:span text:style-name="T21"/></text:p>
      <text:p text:style-name="P20"><text:span text:style-name="T22">Process returned 0 (0x0)   execution time : 0.290 s</text:span></text:p>
      <text:p text:style-name="P20"><text:span text:style-name="T22">Press any key to continue.</text:span></text:p>
      <text:p text:style-name="P21"><text:span text:style-name="T23"/></text:p>
      <text:p text:style-name="P22"><text:span text:style-name="T24">Problem Name:<text:s text:c="2"/></text:span><text:span text:style-name="T25">Write C++ code in object oriented approach for the students. Student can be rewarded from the department if he gets good GPA in a semester and solved atleast 100 ACM problems in the last year. Department will publish the top 5 students name in their honor board. As a student of CSE, write OOP code for the project.</text:span></text:p>
      <text:p text:style-name="P23"><text:span text:style-name="T26"/></text:p>
      <text:p text:style-name="P23"><text:span text:style-name="T27">#include&lt;bits/stdc++.h&gt;</text:span></text:p>
      <text:p text:style-name="P23"><text:span text:style-name="T27">using namespace std;</text:span></text:p>
      <text:p text:style-name="P23"><text:span text:style-name="T27">float arr[9];</text:span></text:p>
      <text:p text:style-name="P23"><text:span text:style-name="T27">int i,cnt=0;</text:span></text:p>
      <text:p text:style-name="P24"><text:span text:style-name="T28"/></text:p>
      <text:p text:style-name="P25"><text:span text:style-name="T29">class Person</text:span></text:p>
      <text:p text:style-name="P25"><text:span text:style-name="T29">{</text:span></text:p>
      <text:p text:style-name="P25"><text:span text:style-name="T29"><text:s/>   protected:</text:span></text:p>
      <text:p text:style-name="P25"><text:span text:style-name="T29"><text:s/>   string name;</text:span></text:p>
      <text:p text:style-name="P25"><text:span text:style-name="T29">public:</text:span></text:p>
      <text:p text:style-name="P25"><text:span text:style-name="T29"><text:s/>   Person() { }</text:span></text:p>
      <text:p text:style-name="P25"><text:span text:style-name="T29"><text:s/>   Person(string name)</text:span></text:p>
      <text:p text:style-name="P25"><text:span text:style-name="T29"><text:s/>   {</text:span></text:p>
      <text:p text:style-name="P25"><text:span text:style-name="T29"><text:s/>       this-&gt;name=name;</text:span></text:p>
      <text:p text:style-name="P25"><text:span text:style-name="T29"><text:s/>   }</text:span></text:p>
      <text:p text:style-name="P25"><text:span text:style-name="T29"><text:s/>   string acces_person()</text:span></text:p>
      <text:p text:style-name="P25"><text:span text:style-name="T29"><text:s/>   {</text:span></text:p>
      <text:p text:style-name="P25"><text:span text:style-name="T29"><text:s/>       return name;</text:span></text:p>
      <text:p text:style-name="P25"><text:span text:style-name="T29"><text:s/>   }</text:span></text:p>
      <text:p text:style-name="P25"><text:span text:style-name="T29">};</text:span></text:p>
      <text:p text:style-name="P26"><text:span text:style-name="T30"/></text:p>
      <text:p text:style-name="P27"><text:span text:style-name="T31">class Contestant</text:span></text:p>
      <text:p text:style-name="P27"><text:span text:style-name="T31">{</text:span></text:p>
      <text:p text:style-name="P27"><text:span text:style-name="T31"><text:s/>   protected:</text:span></text:p>
      <text:p text:style-name="P27"><text:span text:style-name="T31"><text:s/>   int ACM_solve;</text:span></text:p>
      <text:p text:style-name="P27"><text:span text:style-name="T31">};</text:span></text:p>
      <text:p text:style-name="P28"><text:span text:style-name="T32"/></text:p>
      <text:p text:style-name="P29"><text:span text:style-name="T33">class Student : public Contestant,public Person</text:span></text:p>
      <text:p text:style-name="P29"><text:span text:style-name="T33">{</text:span></text:p>
      <text:p text:style-name="P29"><text:span text:style-name="T33">protected:</text:span></text:p>
      <text:p text:style-name="P29"><text:span text:style-name="T33"><text:s/>   float GPA;</text:span></text:p>
      <text:p text:style-name="P29"><text:span text:style-name="T33"><text:s/>  // string name;</text:span></text:p>
      <text:p text:style-name="P29"><text:span text:style-name="T33">public:</text:span></text:p>
      <text:p text:style-name="P29"><text:span text:style-name="T33"><text:s/>   Student() { }</text:span></text:p>
      <text:p text:style-name="P29"><text:span text:style-name="T33"><text:s/>   Student(string Name,float GPA,int ACM_solve):Person(Name)</text:span></text:p>
      <text:p text:style-name="P29"><text:span text:style-name="T33"><text:s/>   {</text:span></text:p>
      <text:p text:style-name="P29"><text:span text:style-name="T33"><text:s/>       this-&gt;GPA=GPA;</text:span></text:p>
      <text:p text:style-name="P29"><text:span text:style-name="T33"><text:s/>       this-&gt;ACM_solve=ACM_solve;</text:span></text:p>
      <text:p text:style-name="P29"><text:span text:style-name="T33"><text:s/>       //name=N;</text:span></text:p>
      <text:p text:style-name="P29"><text:span text:style-name="T33"><text:s/>   }</text:span></text:p>
      <text:p text:style-name="P29"><text:span text:style-name="T33"><text:s/>   int checkgpa(float ab)</text:span></text:p>
      <text:p text:style-name="P29"><text:span text:style-name="T33"><text:s/>   {</text:span></text:p>
      <text:p text:style-name="P29"><text:span text:style-name="T33"><text:s/>       if(GPA==ab and ACM_solve&gt;=100)</text:span></text:p>
      <text:p text:style-name="P29"><text:span text:style-name="T33"><text:s/>       return 1;</text:span></text:p>
      <text:p text:style-name="P29"><text:span text:style-name="T33"><text:s/>       else return 2;</text:span></text:p>
      <text:p text:style-name="P30"><text:span text:style-name="T34"/></text:p>
      <text:p text:style-name="P31"><text:span text:style-name="T35"><text:s/>   }</text:span></text:p>
      <text:p text:style-name="P31"><text:span text:style-name="T35"><text:s/>   float accessGPA()</text:span></text:p>
      <text:p text:style-name="P31"><text:span text:style-name="T35"><text:s/>   {</text:span></text:p>
      <text:p text:style-name="P31"><text:span text:style-name="T35"><text:s/>       return GPA;</text:span></text:p>
      <text:p text:style-name="P31"><text:span text:style-name="T35"><text:s/>   }</text:span></text:p>
      <text:p text:style-name="P31"><text:span text:style-name="T35"><text:s/>   void show_student_info()</text:span></text:p>
      <text:p text:style-name="P31"><text:span text:style-name="T35"><text:s/>   {</text:span></text:p>
      <text:p text:style-name="P31"><text:span text:style-name="T35"><text:s/>       cout &lt;&lt; setw(10) &lt;&lt; acces_person() &lt;&lt; setw(13) &lt;&lt;  GPA &lt;&lt; endl &lt;&lt; endl;</text:span></text:p>
      <text:p text:style-name="P31"><text:span text:style-name="T35"><text:s/>   }</text:span></text:p>
      <text:p text:style-name="P31"><text:span text:style-name="T35">};</text:span></text:p>
      <text:p text:style-name="P32"><text:span text:style-name="T36"/></text:p>
      <text:p text:style-name="P33"><text:span text:style-name="T37">class Teacher : public Person</text:span></text:p>
      <text:p text:style-name="P33"><text:span text:style-name="T37">{</text:span></text:p>
      <text:p text:style-name="P33"><text:span text:style-name="T37"><text:s/>   protected:</text:span></text:p>
      <text:p text:style-name="P33"><text:span text:style-name="T37"><text:s/>   string designation,Username,Password;</text:span></text:p>
      <text:p text:style-name="P33"><text:span text:style-name="T37">public :</text:span></text:p>
      <text:p text:style-name="P33"><text:span text:style-name="T37"><text:s/>   Teacher() { }</text:span></text:p>
      <text:p text:style-name="P33"><text:span text:style-name="T37"><text:s/>   Teacher (string name,string designation,string Username, string Password):Person(name)</text:span></text:p>
      <text:p text:style-name="P33"><text:span text:style-name="T37"><text:s/>   {</text:span></text:p>
      <text:p text:style-name="P34"><text:span text:style-name="T38"/></text:p>
      <text:p text:style-name="P35"><text:span text:style-name="T39"><text:s/>       this-&gt;designation=designation;</text:span></text:p>
      <text:p text:style-name="P35"><text:span text:style-name="T39"><text:s/>       this-&gt;Username=Username;</text:span></text:p>
      <text:p text:style-name="P35"><text:span text:style-name="T39"><text:s/>       this-&gt;Password=Password;</text:span></text:p>
      <text:p text:style-name="P35"><text:span text:style-name="T39"><text:s/>   }</text:span></text:p>
      <text:p text:style-name="P35"><text:span text:style-name="T39"><text:s/>   string access_username(){ return Username;}</text:span></text:p>
      <text:p text:style-name="P35"><text:span text:style-name="T39"><text:s/>   string access_password(){ return Password;}</text:span></text:p>
      <text:p text:style-name="P35"><text:span text:style-name="T39"><text:s/>   void show_teacher_info()</text:span></text:p>
      <text:p text:style-name="P35"><text:span text:style-name="T39"><text:s/>   {</text:span></text:p>
      <text:p text:style-name="P35"><text:span text:style-name="T39"><text:s/>           cout &lt;&lt; endl</text:span></text:p>
      <text:p text:style-name="P35"><text:span text:style-name="T39"><text:s/>           &lt;&lt;"This List has been Prepared by" &lt;&lt; endl</text:span></text:p>
      <text:p text:style-name="P35"><text:span text:style-name="T39"><text:s/>           &lt;&lt; acces_person() &lt;&lt; endl &lt;&lt; designation &lt;&lt; endl;</text:span></text:p>
      <text:p text:style-name="P35"><text:span text:style-name="T39"><text:s/>   }</text:span></text:p>
      <text:p text:style-name="P35"><text:span text:style-name="T39"><text:s/>   int Match_info(string Username,string Password)</text:span></text:p>
      <text:p text:style-name="P35"><text:span text:style-name="T39"><text:s/>   {</text:span></text:p>
      <text:p text:style-name="P35"><text:span text:style-name="T39"><text:s/>       if(this-&gt;Username==Username and this-&gt;Password==Password)</text:span></text:p>
      <text:p text:style-name="P35"><text:span text:style-name="T39"><text:s/>           return 1;</text:span></text:p>
      <text:p text:style-name="P35"><text:span text:style-name="T39"><text:s/>       else return 2;</text:span></text:p>
      <text:p text:style-name="P35"><text:span text:style-name="T39"><text:s/>   }</text:span></text:p>
      <text:p text:style-name="P35"><text:span text:style-name="T39"><text:s/>   void Bubblesort()</text:span></text:p>
      <text:p text:style-name="P35"><text:span text:style-name="T39">{</text:span></text:p>
      <text:p text:style-name="P35"><text:span text:style-name="T39">int i,j;</text:span></text:p>
      <text:p text:style-name="P35"><text:span text:style-name="T39">float temp;</text:span></text:p>
      <text:p text:style-name="P35"><text:span text:style-name="T39">for(i=0;i&lt;8-1;i++)</text:span></text:p>
      <text:p text:style-name="P35"><text:span text:style-name="T39"><text:s/>       for(j=0;j&lt;8-i-1;j++)</text:span></text:p>
      <text:p text:style-name="P35"><text:span text:style-name="T39"><text:s/>   {</text:span></text:p>
      <text:p text:style-name="P35"><text:span text:style-name="T39"><text:s/>       if(arr[j]&gt;arr[j+1])</text:span></text:p>
      <text:p text:style-name="P35"><text:span text:style-name="T39"><text:s/>       {</text:span></text:p>
      <text:p text:style-name="P35"><text:span text:style-name="T39"><text:s/>           temp=arr[j+1];</text:span></text:p>
      <text:p text:style-name="P35"><text:span text:style-name="T39"><text:s/>           arr[j+1]=arr[j];</text:span></text:p>
      <text:p text:style-name="P35"><text:span text:style-name="T39"><text:s/>           arr[j] = temp ;</text:span></text:p>
      <text:p text:style-name="P35"><text:span text:style-name="T39"><text:s/>       }</text:span></text:p>
      <text:p text:style-name="P35"><text:span text:style-name="T39"><text:s/>   }</text:span></text:p>
      <text:p text:style-name="P35"><text:span text:style-name="T39">}</text:span></text:p>
      <text:p text:style-name="P35"><text:span text:style-name="T39">};</text:span></text:p>
      <text:p text:style-name="P36"><text:span text:style-name="T40"/></text:p>
      <text:p text:style-name="P37"><text:span text:style-name="T41">class Department</text:span></text:p>
      <text:p text:style-name="P37"><text:span text:style-name="T41">{</text:span></text:p>
      <text:p text:style-name="P37"><text:span text:style-name="T41"><text:s/>  protected:</text:span></text:p>
      <text:p text:style-name="P37"><text:span text:style-name="T41"><text:s/>      string Department_name;</text:span></text:p>
      <text:p text:style-name="P37"><text:span text:style-name="T41"><text:s/>      string saved_username[3],saved_password[3];</text:span></text:p>
      <text:p text:style-name="P37"><text:span text:style-name="T41"><text:s/>  public:</text:span></text:p>
      <text:p text:style-name="P37"><text:span text:style-name="T41"><text:s/>      Department() { Department_name="Department of Computer Science and Engineering"; }</text:span></text:p>
      <text:p text:style-name="P37"><text:span text:style-name="T41"><text:s/>      void Save_username_password(string j,string k,int l)</text:span></text:p>
      <text:p text:style-name="P37"><text:span text:style-name="T41"><text:s/>      {</text:span></text:p>
      <text:p text:style-name="P37"><text:span text:style-name="T41"><text:s/>          saved_username[l]=j;</text:span></text:p>
      <text:p text:style-name="P37"><text:span text:style-name="T41"><text:s/>          saved_password[l]=k;</text:span></text:p>
      <text:p text:style-name="P37"><text:span text:style-name="T41"><text:s/>      }</text:span></text:p>
      <text:p text:style-name="P37"><text:span text:style-name="T41"><text:s/>   int<text:s text:c="2"/>Access_Request1(string Username)</text:span></text:p>
      <text:p text:style-name="P37"><text:span text:style-name="T41"><text:s/>   {</text:span></text:p>
      <text:p text:style-name="P37"><text:span text:style-name="T41"><text:s/>       for(i=0;i&lt;3;i++)</text:span></text:p>
      <text:p text:style-name="P37"><text:span text:style-name="T41"><text:s/>       {</text:span></text:p>
      <text:p text:style-name="P37"><text:span text:style-name="T41"><text:s/>           if(saved_username[i]==Username)</text:span></text:p>
      <text:p text:style-name="P37"><text:span text:style-name="T41"><text:s/>           {</text:span></text:p>
      <text:p text:style-name="P37"><text:span text:style-name="T41"><text:s/>               cnt=1;</text:span></text:p>
      <text:p text:style-name="P37"><text:span text:style-name="T41"><text:s/>               return i;</text:span></text:p>
      <text:p text:style-name="P37"><text:span text:style-name="T41"><text:s/>           }</text:span></text:p>
      <text:p text:style-name="P37"><text:span text:style-name="T41"><text:s/>       }</text:span></text:p>
      <text:p text:style-name="P37"><text:span text:style-name="T41"><text:s/>   }</text:span></text:p>
      <text:p text:style-name="P37"><text:span text:style-name="T41"><text:s/>   int Access_Request2(string Password,int Index)</text:span></text:p>
      <text:p text:style-name="P37"><text:span text:style-name="T41"><text:s/>   {</text:span></text:p>
      <text:p text:style-name="P37"><text:span text:style-name="T41"><text:s/>       if(Password==saved_password[Index])</text:span></text:p>
      <text:p text:style-name="P37"><text:span text:style-name="T41"><text:s/>           return 1;</text:span></text:p>
      <text:p text:style-name="P37"><text:span text:style-name="T41"><text:s/>   }</text:span></text:p>
      <text:p text:style-name="P37"><text:span text:style-name="T41"><text:s/>   void show_dept_name()</text:span></text:p>
      <text:p text:style-name="P37"><text:span text:style-name="T41"><text:s/>   {</text:span></text:p>
      <text:p text:style-name="P37"><text:span text:style-name="T41"><text:s/>       cout &lt;&lt; Department_name &lt;&lt; endl &lt;&lt; endl;</text:span></text:p>
      <text:p text:style-name="P37"><text:span text:style-name="T41"><text:s/>   }</text:span></text:p>
      <text:p text:style-name="P37"><text:span text:style-name="T41">};</text:span></text:p>
      <text:p text:style-name="P38"><text:span text:style-name="T42"/></text:p>
      <text:p text:style-name="P39"><text:span text:style-name="T43">class Date</text:span></text:p>
      <text:p text:style-name="P39"><text:span text:style-name="T43">{</text:span></text:p>
      <text:p text:style-name="P39"><text:span text:style-name="T43"><text:s/>   public :</text:span></text:p>
      <text:p text:style-name="P39"><text:span text:style-name="T43"><text:s/>   string  Month[14];</text:span></text:p>
      <text:p text:style-name="P39"><text:span text:style-name="T43"><text:s/>   void Month_initializer()</text:span></text:p>
      <text:p text:style-name="P39"><text:span text:style-name="T43"><text:s/>   {</text:span></text:p>
      <text:p text:style-name="P39"><text:span text:style-name="T43"><text:s/>       Month[0]=" ",Month[1]="January",Month[2]="February",Month[3]="March",Month[4]="April",Month[5]="May",Month[6]="June",Month[7]="July",Month[8]="August",Month[9]="September",Month[10]="October",Month[11]="November",Month[12]="December";</text:span></text:p>
      <text:p text:style-name="P39"><text:span text:style-name="T43"><text:s/>   }</text:span></text:p>
      <text:p text:style-name="P39"><text:span text:style-name="T43"><text:s/>   int year,month,date,x;</text:span></text:p>
      <text:p text:style-name="P39"><text:span text:style-name="T43"><text:s/>   void Incertpresenttime(tm *ltm)</text:span></text:p>
      <text:p text:style-name="P39"><text:span text:style-name="T43"><text:s/>   {</text:span></text:p>
      <text:p text:style-name="P39"><text:span text:style-name="T43"><text:s/>       year=ltm-&gt;tm_year + 1900 ;</text:span></text:p>
      <text:p text:style-name="P39"><text:span text:style-name="T43"><text:s/>       month=ltm-&gt;tm_mon + 1;</text:span></text:p>
      <text:p text:style-name="P39"><text:span text:style-name="T43"><text:s/>       date=ltm-&gt;tm_mday ;</text:span></text:p>
      <text:p text:style-name="P40"><text:span text:style-name="T44"/></text:p>
      <text:p text:style-name="P41"><text:span text:style-name="T45"><text:s/>   }</text:span></text:p>
      <text:p text:style-name="P41"><text:span text:style-name="T45"><text:s/>   void display()</text:span></text:p>
      <text:p text:style-name="P41"><text:span text:style-name="T45"><text:s/>   {</text:span></text:p>
      <text:p text:style-name="P41"><text:span text:style-name="T45"><text:s/>       cout &lt;&lt; "Date of publication " &lt;&lt; endl;</text:span></text:p>
      <text:p text:style-name="P41"><text:span text:style-name="T45"><text:s/>       cout &lt;&lt; date &lt;&lt; "th  " &lt;&lt; Month[month] &lt;&lt; "  ," &lt;&lt; year &lt;&lt; endl;</text:span></text:p>
      <text:p text:style-name="P41"><text:span text:style-name="T45"><text:s/>   }</text:span></text:p>
      <text:p text:style-name="P41"><text:span text:style-name="T45">};</text:span></text:p>
      <text:p text:style-name="P42"><text:span text:style-name="T46"/></text:p>
      <text:p text:style-name="P43"><text:span text:style-name="T47">int main()</text:span></text:p>
      <text:p text:style-name="P43"><text:span text:style-name="T47">{</text:span></text:p>
      <text:p text:style-name="P43"><text:span text:style-name="T47"><text:s/>   int n,a,b,j,Index=-1;</text:span></text:p>
      <text:p text:style-name="P43"><text:span text:style-name="T47"><text:s/>   Student *performance[9]={</text:span></text:p>
      <text:p text:style-name="P43"><text:span text:style-name="T47"><text:s/>   new Student("Akib islam",3.07 , 200  ),</text:span></text:p>
      <text:p text:style-name="P43"><text:span text:style-name="T47"><text:s/>   new Student("Sweet",3.31,101),</text:span></text:p>
      <text:p text:style-name="P43"><text:span text:style-name="T47"><text:s/>   new Student("Manajir Hasan",3.12,45),</text:span></text:p>
      <text:p text:style-name="P43"><text:span text:style-name="T47"><text:s/>   new Student("Rakibul islam",3.36,34),</text:span></text:p>
      <text:p text:style-name="P43"><text:span text:style-name="T47"><text:s/>   new Student("Forhad",3.01,199),</text:span></text:p>
      <text:p text:style-name="P43"><text:span text:style-name="T47"><text:s/>   new Student("Ashik",3.76,300),</text:span></text:p>
      <text:p text:style-name="P43"><text:span text:style-name="T47"><text:s/>   new Student("Polas",3.26,267),</text:span></text:p>
      <text:p text:style-name="P43"><text:span text:style-name="T47"><text:s/>   new Student("Tanvir",3.16,198)</text:span></text:p>
      <text:p text:style-name="P43"><text:span text:style-name="T47"><text:s/>    };</text:span></text:p>
      <text:p text:style-name="P43"><text:span text:style-name="T47"><text:s/>   Department CSE;</text:span></text:p>
      <text:p text:style-name="P43"><text:span text:style-name="T47"><text:s/>   Teacher *assigned_teacher[3]={</text:span></text:p>
      <text:p text:style-name="P43"><text:span text:style-name="T47"><text:s/>        new Teacher("Kamal Hossain Chowdhury", "Chairman","Kamal_Hossain","kamal1234" ),</text:span></text:p>
      <text:p text:style-name="P43"><text:span text:style-name="T47"><text:s/>        new Teacher("Mahmudul Hasan Raju", "Assistant professor", "Mahmudul_Hasan","raju4321"),</text:span></text:p>
      <text:p text:style-name="P43"><text:span text:style-name="T47"><text:s/>        new Teacher("Faisal Bin Abdul Aziz", "Assistant professor","Faisal_Aziz","faisal1234")</text:span></text:p>
      <text:p text:style-name="P43"><text:span text:style-name="T47"><text:s/>    };</text:span></text:p>
      <text:p text:style-name="P43"><text:span text:style-name="T47"><text:s/>    string temp_username,temp_password;</text:span></text:p>
      <text:p text:style-name="P43"><text:span text:style-name="T47"><text:s/>   for(i=0;i&lt;3;i++)</text:span></text:p>
      <text:p text:style-name="P43"><text:span text:style-name="T47"><text:s/>   {</text:span></text:p>
      <text:p text:style-name="P43"><text:span text:style-name="T47"><text:s/>       temp_username=assigned_teacher[i]-&gt;access_username();</text:span></text:p>
      <text:p text:style-name="P43"><text:span text:style-name="T47"><text:s/>       temp_password=assigned_teacher[i]-&gt;access_password();</text:span></text:p>
      <text:p text:style-name="P43"><text:span text:style-name="T47"><text:s/>       CSE.Save_username_password(temp_username,temp_password,i);</text:span></text:p>
      <text:p text:style-name="P43"><text:span text:style-name="T47"><text:s/>   }</text:span></text:p>
      <text:p text:style-name="P43"><text:span text:style-name="T47"><text:s/>   string Username,Password;</text:span></text:p>
      <text:p text:style-name="P44"><text:span text:style-name="T48"/></text:p>
      <text:p text:style-name="P45"><text:span text:style-name="T49"><text:s/>   cout &lt;&lt; "Enter the Username" &lt;&lt; endl;</text:span></text:p>
      <text:p text:style-name="P45"><text:span text:style-name="T49"><text:s/>   cin &gt;&gt; Username;</text:span></text:p>
      <text:p text:style-name="P45"><text:span text:style-name="T49"><text:s/>   Index=CSE.Access_Request1(Username);</text:span></text:p>
      <text:p text:style-name="P45"><text:span text:style-name="T49"><text:s/>   while(cnt!=1)</text:span></text:p>
      <text:p text:style-name="P45"><text:span text:style-name="T49"><text:s/>   {</text:span></text:p>
      <text:p text:style-name="P45"><text:span text:style-name="T49"><text:s/>   cout &lt;&lt; "Invalid Username. Enter again" &lt;&lt; endl;</text:span></text:p>
      <text:p text:style-name="P45"><text:span text:style-name="T49"><text:s/>   cin &gt;&gt; Username;</text:span></text:p>
      <text:p text:style-name="P45"><text:span text:style-name="T49"><text:s/>   Index=CSE.Access_Request1(Username);</text:span></text:p>
      <text:p text:style-name="P45"><text:span text:style-name="T49"><text:s/>   }</text:span></text:p>
      <text:p text:style-name="P46"><text:span text:style-name="T50"/></text:p>
      <text:p text:style-name="P47"><text:span text:style-name="T51"><text:s/>   cnt=0;</text:span></text:p>
      <text:p text:style-name="P48"><text:span text:style-name="T52"/></text:p>
      <text:p text:style-name="P49"><text:span text:style-name="T53"><text:s/>   cout &lt;&lt; "Enter the Password" &lt;&lt; endl;</text:span></text:p>
      <text:p text:style-name="P49"><text:span text:style-name="T53"><text:s/>   cin &gt;&gt; Password;</text:span></text:p>
      <text:p text:style-name="P49"><text:span text:style-name="T53"><text:s/>   cnt=CSE.Access_Request2(Password,Index);</text:span></text:p>
      <text:p text:style-name="P49"><text:span text:style-name="T53"><text:s/>   while(cnt!=1)</text:span></text:p>
      <text:p text:style-name="P49"><text:span text:style-name="T53"><text:s/>   {</text:span></text:p>
      <text:p text:style-name="P49"><text:span text:style-name="T53"><text:s/>   cout &lt;&lt; "wrong password. Enter again" &lt;&lt; endl;</text:span></text:p>
      <text:p text:style-name="P49"><text:span text:style-name="T53"><text:s/>   cin &gt;&gt; Password;</text:span></text:p>
      <text:p text:style-name="P49"><text:span text:style-name="T53"><text:s/>   cnt=CSE.Access_Request2(Password,Index);</text:span></text:p>
      <text:p text:style-name="P49"><text:span text:style-name="T53"><text:s/>   }</text:span></text:p>
      <text:p text:style-name="P50"><text:span text:style-name="T54"><text:line-break/></text:span></text:p>
      <text:p text:style-name="P51"><text:span text:style-name="T55"><text:s/>   float temp;</text:span></text:p>
      <text:p text:style-name="P51"><text:span text:style-name="T55"><text:s/>   int counter=0;</text:span></text:p>
      <text:p text:style-name="P51"><text:span text:style-name="T55"><text:s/>   float maximum;</text:span></text:p>
      <text:p text:style-name="P51"><text:span text:style-name="T55"><text:s/>   for(i=0;i&lt;8;i++)</text:span></text:p>
      <text:p text:style-name="P51"><text:span text:style-name="T55"><text:s/>   {</text:span></text:p>
      <text:p text:style-name="P51"><text:span text:style-name="T55"><text:s/>       arr[i]=performance[i]-&gt;accessGPA();</text:span></text:p>
      <text:p text:style-name="P51"><text:span text:style-name="T55"><text:s/>   }</text:span></text:p>
      <text:p text:style-name="P52"><text:span text:style-name="T56"/></text:p>
      <text:p text:style-name="P53"><text:span text:style-name="T57"><text:s/>   assigned_teacher[Index]-&gt;Bubblesort();</text:span></text:p>
      <text:p text:style-name="P54"><text:span text:style-name="T58"/></text:p>
      <text:p text:style-name="P55"><text:span text:style-name="T59"><text:s/> cout &lt;&lt; " TOP 5 students on the honor Board are" &lt;&lt; endl &lt;&lt; endl;</text:span></text:p>
      <text:p text:style-name="P55"><text:span text:style-name="T59"><text:s/> cout &lt;&lt; setw(10) &lt;&lt; "Student Name "  &lt;&lt; setw(10) &lt;&lt; "GPA" &lt;&lt; endl<text:s text:c="2"/>;</text:span></text:p>
      <text:p text:style-name="P55"><text:span text:style-name="T59"><text:s/> cout &lt;&lt; setw(10) &lt;&lt; "_____________"  &lt;&lt; setw(10) &lt;&lt; "____" &lt;&lt; endl &lt;&lt; endl ;</text:span></text:p>
      <text:p text:style-name="P55"><text:span text:style-name="T59"><text:s/>    for(i=7;i&gt;=0;i--)</text:span></text:p>
      <text:p text:style-name="P55"><text:span text:style-name="T59"><text:s/>    {</text:span></text:p>
      <text:p text:style-name="P55"><text:span text:style-name="T59"><text:s/>        maximum=arr[i];</text:span></text:p>
      <text:p text:style-name="P55"><text:span text:style-name="T59"><text:s/>        for(j=0;j&lt;8;j++)</text:span></text:p>
      <text:p text:style-name="P55"><text:span text:style-name="T59"><text:s/>        {</text:span></text:p>
      <text:p text:style-name="P55"><text:span text:style-name="T59"><text:s/>            if(performance[j]-&gt;checkgpa(maximum)==1)</text:span></text:p>
      <text:p text:style-name="P55"><text:span text:style-name="T59"><text:s/>            {</text:span></text:p>
      <text:p text:style-name="P55"><text:span text:style-name="T59"><text:s/>                counter++;</text:span></text:p>
      <text:p text:style-name="P55"><text:span text:style-name="T59"><text:s/>                performance[j]-&gt;show_student_info();</text:span></text:p>
      <text:p text:style-name="P55"><text:span text:style-name="T59"><text:s/>            }</text:span></text:p>
      <text:p text:style-name="P55"><text:span text:style-name="T59"><text:s/>            if(counter==5) break;</text:span></text:p>
      <text:p text:style-name="P55"><text:span text:style-name="T59"><text:s/>    }</text:span></text:p>
      <text:p text:style-name="P55"><text:span text:style-name="T59"><text:s/>   }</text:span></text:p>
      <text:p text:style-name="P56"><text:span text:style-name="T60"/></text:p>
      <text:p text:style-name="P57"><text:span text:style-name="T61">assigned_teacher[Index]-&gt;show_teacher_info();</text:span></text:p>
      <text:p text:style-name="P57"><text:span text:style-name="T61">CSE.show_dept_name();</text:span></text:p>
      <text:p text:style-name="P58"><text:span text:style-name="T62"/></text:p>
      <text:p text:style-name="P59"><text:span text:style-name="T63">time_t now = time(0);</text:span></text:p>
      <text:p text:style-name="P59"><text:span text:style-name="T63">tm *ltm = localtime(&amp;now);</text:span></text:p>
      <text:p text:style-name="P59"><text:span text:style-name="T63">Date A;</text:span></text:p>
      <text:p text:style-name="P59"><text:span text:style-name="T63">A.Incertpresenttime(ltm);</text:span></text:p>
      <text:p text:style-name="P59"><text:span text:style-name="T63">A.Month_initializer();</text:span></text:p>
      <text:p text:style-name="P59"><text:span text:style-name="T63">A.display();</text:span></text:p>
      <text:p text:style-name="P60"><text:span text:style-name="T64"/></text:p>
      <text:p text:style-name="P61"><text:span text:style-name="T65">return 0;</text:span></text:p>
      <text:p text:style-name="P61"><text:span text:style-name="T65">}</text:span></text:p>
      <text:p text:style-name="P62"><text:span text:style-name="T66"/></text:p>
      <text:p text:style-name="P63"><text:span text:style-name="T67">SAMPLE OUTPUT:</text:span></text:p>
      <text:p text:style-name="P63"><text:span text:style-name="T67"><text:s/>Enter the Username</text:span></text:p>
      <text:p text:style-name="P63"><text:span text:style-name="T67">Mahmudul_Hasan</text:span></text:p>
      <text:p text:style-name="P63"><text:span text:style-name="T67">Enter the Password</text:span></text:p>
      <text:p text:style-name="P63"><text:span text:style-name="T67">raju4321</text:span></text:p>
      <text:p text:style-name="P63"><text:span text:style-name="T67"><text:s/>TOP 5 students on the honor Board are</text:span></text:p>
      <text:p text:style-name="P64"><text:span text:style-name="T68"/></text:p>
      <text:p text:style-name="P65"><text:span text:style-name="T69">Student Name        GPA</text:span></text:p>
      <text:p text:style-name="P65"><text:span text:style-name="T69">_____________      ____</text:span></text:p>
      <text:p text:style-name="P66"><text:span text:style-name="T70"/></text:p>
      <text:p text:style-name="P67"><text:span text:style-name="T71"><text:s/>    Ashik         3.76</text:span></text:p>
      <text:p text:style-name="P68"><text:span text:style-name="T72"/></text:p>
      <text:p text:style-name="P69"><text:span text:style-name="T73"><text:s/>    Sweet         3.31</text:span></text:p>
      <text:p text:style-name="P70"><text:span text:style-name="T74"/></text:p>
      <text:p text:style-name="P71"><text:span text:style-name="T75"><text:s/>    Polas         3.26</text:span></text:p>
      <text:p text:style-name="P71"><text:span text:style-name="T75"><text:s/>   Tanvir         3.16</text:span></text:p>
      <text:p text:style-name="P72"><text:span text:style-name="T76"/></text:p>
      <text:p text:style-name="P73"><text:span text:style-name="T77">Akib islam         3.07</text:span></text:p>
      <text:p text:style-name="P73"><text:span text:style-name="T77">This List has been Prepared by</text:span></text:p>
      <text:p text:style-name="P73"><text:span text:style-name="T77">Mahmudul Hasan Raju</text:span></text:p>
      <text:p text:style-name="P73"><text:span text:style-name="T77">Assistant professor</text:span></text:p>
      <text:p text:style-name="P73"><text:span text:style-name="T77">Department of Computer Science and Engineering</text:span></text:p>
      <text:p text:style-name="P74"><text:span text:style-name="T78"/></text:p>
      <text:p text:style-name="P75"><text:span text:style-name="T79">Date of publication</text:span></text:p>
      <text:p text:style-name="P75"><text:span text:style-name="T79">21th  October  ,2018</text:span></text:p>
      <text:p text:style-name="P76"><text:span text:style-name="T80"/></text:p>
      <text:p text:style-name="P77"><text:span text:style-name="T80"/></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